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'courier new'" svg:font-family="'courier new'"/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>
      <style:text-properties fo:font-size="12pt" fo:font-weight="bold"/>
    </style:style>
    <style:style style:name="T1_2" style:family="text" style:parent-style-name="Default_20_Paragraph_20_Font"/>
    <style:style style:name="P2" style:family="paragraph" style:parent-style-name="Ul">
      <style:paragraph-properties fo:text-align="left" fo:margin-bottom="0.494cm"/>
    </style:style>
    <style:style style:name="T2_1" style:family="text" style:parent-style-name="Default_20_Paragraph_20_Font"/>
    <style:style style:name="T2_2" style:family="text" style:parent-style-name="Default_20_Paragraph_20_Font"/>
    <style:style style:name="T2_3" style:family="text" style:parent-style-name="Default_20_Paragraph_20_Font"/>
    <style:style style:name="T2_4" style:family="text" style:parent-style-name="Default_20_Paragraph_20_Font"/>
    <style:style style:name="T2_5" style:family="text" style:parent-style-name="Default_20_Paragraph_20_Font"/>
    <style:style style:name="T2_6" style:family="text" style:parent-style-name="Default_20_Paragraph_20_Font"/>
    <style:style style:name="T2_7" style:family="text" style:parent-style-name="Default_20_Paragraph_20_Font"/>
    <style:style style:name="T2_8" style:family="text" style:parent-style-name="Default_20_Paragraph_20_Font"/>
    <style:style style:name="T2_9" style:family="text" style:parent-style-name="Default_20_Paragraph_20_Font"/>
    <style:style style:name="P3" style:family="paragraph" style:parent-style-name="Li">
      <style:paragraph-properties fo:text-align="left" fo:margin-bottom="0cm"/>
    </style:style>
    <style:style style:name="T3_1" style:family="text" style:parent-style-name="Default_20_Paragraph_20_Font"/>
    <style:style style:name="T3_2" style:family="text" style:parent-style-name="Default_20_Paragraph_20_Font"/>
    <style:style style:name="P4" style:family="paragraph" style:parent-style-name="Li">
      <style:paragraph-properties fo:text-align="left" fo:margin-bottom="0cm"/>
    </style:style>
    <style:style style:name="T4_1" style:family="text" style:parent-style-name="Default_20_Paragraph_20_Font"/>
    <style:style style:name="T4_2" style:family="text" style:parent-style-name="Default_20_Paragraph_20_Font"/>
    <style:style style:name="P5" style:family="paragraph" style:parent-style-name="Li">
      <style:paragraph-properties fo:text-align="left" fo:margin-bottom="0.494cm"/>
    </style:style>
    <style:style style:name="T5_1" style:family="text" style:parent-style-name="Default_20_Paragraph_20_Font"/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/>
    </style:style>
    <style:style style:name="T6_1" style:family="text" style:parent-style-name="Default_20_Paragraph_20_Font"/>
    <style:style style:name="T6_2" style:family="text" style:parent-style-name="Default_20_Paragraph_20_Font"/>
    <style:style style:name="T6_3" style:family="text" style:parent-style-name="Default_20_Paragraph_20_Font"/>
    <style:style style:name="T6_4" style:family="text" style:parent-style-name="Default_20_Paragraph_20_Font"/>
    <style:style style:name="T6_5" style:family="text" style:parent-style-name="Default_20_Paragraph_20_Font"/>
    <style:style style:name="T6_6" style:family="text" style:parent-style-name="Default_20_Paragraph_20_Font"/>
    <style:style style:name="T6_7" style:family="text" style:parent-style-name="Default_20_Paragraph_20_Font"/>
    <style:style style:name="T6_8" style:family="text" style:parent-style-name="Default_20_Paragraph_20_Font"/>
    <style:style style:name="T6_9" style:family="text" style:parent-style-name="Default_20_Paragraph_20_Font"/>
    <style:style style:name="T6_10" style:family="text" style:parent-style-name="Default_20_Paragraph_20_Font"/>
    <style:style style:name="T6_11" style:family="text" style:parent-style-name="Default_20_Paragraph_20_Font"/>
    <style:style style:name="T6_12" style:family="text" style:parent-style-name="Default_20_Paragraph_20_Font"/>
    <style:style style:name="P7" style:family="paragraph" style:parent-style-name="Heading_20_2">
      <style:paragraph-properties fo:text-align="left" fo:margin-bottom="0.494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left" fo:margin-bottom="0.494cm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T8_4" style:family="text" style:parent-style-name="Default_20_Paragraph_20_Font"/>
    <style:style style:name="T8_5" style:family="text" style:parent-style-name="Default_20_Paragraph_20_Font"/>
    <style:style style:name="T8_6" style:family="text" style:parent-style-name="Default_20_Paragraph_20_Font"/>
    <style:style style:name="T8_7" style:family="text" style:parent-style-name="Default_20_Paragraph_20_Font"/>
    <style:style style:name="T8_8" style:family="text" style:parent-style-name="Default_20_Paragraph_20_Font"/>
    <style:style style:name="T8_9" style:family="text" style:parent-style-name="Default_20_Paragraph_20_Font"/>
    <style:style style:name="T8_10" style:family="text" style:parent-style-name="Default_20_Paragraph_20_Font"/>
    <style:style style:name="T8_11" style:family="text" style:parent-style-name="Default_20_Paragraph_20_Font"/>
    <style:style style:name="T8_12" style:family="text" style:parent-style-name="Default_20_Paragraph_20_Font"/>
    <style:style style:name="T8_13" style:family="text" style:parent-style-name="Default_20_Paragraph_20_Font"/>
    <style:style style:name="T8_14" style:family="text" style:parent-style-name="Default_20_Paragraph_20_Font"/>
    <style:style style:name="T8_15" style:family="text" style:parent-style-name="Default_20_Paragraph_20_Font"/>
    <style:style style:name="T8_16" style:family="text" style:parent-style-name="Default_20_Paragraph_20_Font"/>
    <style:style style:name="T8_17" style:family="text" style:parent-style-name="Default_20_Paragraph_20_Font"/>
    <style:style style:name="T8_18" style:family="text" style:parent-style-name="Default_20_Paragraph_20_Font"/>
    <style:style style:name="T8_19" style:family="text" style:parent-style-name="Default_20_Paragraph_20_Font"/>
    <style:style style:name="T8_20" style:family="text" style:parent-style-name="Default_20_Paragraph_20_Font"/>
    <style:style style:name="T8_21" style:family="text" style:parent-style-name="Default_20_Paragraph_20_Font"/>
    <style:style style:name="T8_22" style:family="text" style:parent-style-name="Default_20_Paragraph_20_Font"/>
    <style:style style:name="T8_23" style:family="text" style:parent-style-name="Default_20_Paragraph_20_Font"/>
    <style:style style:name="T8_24" style:family="text" style:parent-style-name="Default_20_Paragraph_20_Font"/>
    <style:style style:name="T8_25" style:family="text" style:parent-style-name="Default_20_Paragraph_20_Font"/>
    <style:style style:name="T8_26" style:family="text" style:parent-style-name="Default_20_Paragraph_20_Font"/>
    <style:style style:name="T8_27" style:family="text" style:parent-style-name="Default_20_Paragraph_20_Font"/>
    <style:style style:name="T8_28" style:family="text" style:parent-style-name="Default_20_Paragraph_20_Font"/>
    <style:style style:name="T8_29" style:family="text" style:parent-style-name="Default_20_Paragraph_20_Font"/>
    <style:style style:name="T8_30" style:family="text" style:parent-style-name="Default_20_Paragraph_20_Font"/>
    <style:style style:name="T8_31" style:family="text" style:parent-style-name="Default_20_Paragraph_20_Font"/>
    <style:style style:name="T8_32" style:family="text" style:parent-style-name="Default_20_Paragraph_20_Font"/>
    <style:style style:name="T8_33" style:family="text" style:parent-style-name="Default_20_Paragraph_20_Font"/>
    <style:style style:name="T8_34" style:family="text" style:parent-style-name="Default_20_Paragraph_20_Font"/>
    <style:style style:name="T8_35" style:family="text" style:parent-style-name="Default_20_Paragraph_20_Font"/>
    <style:style style:name="T8_36" style:family="text" style:parent-style-name="Default_20_Paragraph_20_Font"/>
    <style:style style:name="T8_37" style:family="text" style:parent-style-name="Default_20_Paragraph_20_Font"/>
    <style:style style:name="T8_38" style:family="text" style:parent-style-name="Default_20_Paragraph_20_Font"/>
    <style:style style:name="T8_39" style:family="text" style:parent-style-name="Default_20_Paragraph_20_Font"/>
    <style:style style:name="T8_40" style:family="text" style:parent-style-name="Default_20_Paragraph_20_Font"/>
    <style:style style:name="T8_41" style:family="text" style:parent-style-name="Default_20_Paragraph_20_Font"/>
    <style:style style:name="T8_42" style:family="text" style:parent-style-name="Default_20_Paragraph_20_Font"/>
    <style:style style:name="T8_43" style:family="text" style:parent-style-name="Default_20_Paragraph_20_Font"/>
    <style:style style:name="T8_44" style:family="text" style:parent-style-name="Default_20_Paragraph_20_Font"/>
    <style:style style:name="T8_45" style:family="text" style:parent-style-name="Default_20_Paragraph_20_Font"/>
    <style:style style:name="T8_46" style:family="text" style:parent-style-name="Default_20_Paragraph_20_Font"/>
    <style:style style:name="T8_47" style:family="text" style:parent-style-name="Default_20_Paragraph_20_Font"/>
    <style:style style:name="T8_48" style:family="text" style:parent-style-name="Default_20_Paragraph_20_Font"/>
    <style:style style:name="T8_49" style:family="text" style:parent-style-name="Default_20_Paragraph_20_Font"/>
    <style:style style:name="T8_50" style:family="text" style:parent-style-name="Default_20_Paragraph_20_Font"/>
    <style:style style:name="T8_51" style:family="text" style:parent-style-name="Default_20_Paragraph_20_Font"/>
    <style:style style:name="T8_52" style:family="text" style:parent-style-name="Default_20_Paragraph_20_Font"/>
    <style:style style:name="T8_53" style:family="text" style:parent-style-name="Default_20_Paragraph_20_Font"/>
    <style:style style:name="T8_54" style:family="text" style:parent-style-name="Default_20_Paragraph_20_Font"/>
    <style:style style:name="T8_55" style:family="text" style:parent-style-name="Default_20_Paragraph_20_Font"/>
    <style:style style:name="T8_56" style:family="text" style:parent-style-name="Default_20_Paragraph_20_Font"/>
    <style:style style:name="T8_57" style:family="text" style:parent-style-name="Default_20_Paragraph_20_Font"/>
    <style:style style:name="T8_58" style:family="text" style:parent-style-name="Default_20_Paragraph_20_Font"/>
    <style:style style:name="P9" style:family="paragraph" style:parent-style-name="Div">
      <style:paragraph-properties fo:text-align="left" fo:margin-bottom="0.494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T9_5" style:family="text" style:parent-style-name="Default_20_Paragraph_20_Font"/>
    <style:style style:name="T9_6" style:family="text" style:parent-style-name="Default_20_Paragraph_20_Font"/>
    <style:style style:name="T9_7" style:family="text" style:parent-style-name="Default_20_Paragraph_20_Font"/>
    <style:style style:name="T9_8" style:family="text" style:parent-style-name="Default_20_Paragraph_20_Font"/>
    <style:style style:name="T9_9" style:family="text" style:parent-style-name="Default_20_Paragraph_20_Font"/>
    <style:style style:name="T9_10" style:family="text" style:parent-style-name="Default_20_Paragraph_20_Font"/>
    <style:style style:name="T9_11" style:family="text" style:parent-style-name="Default_20_Paragraph_20_Font"/>
    <style:style style:name="T9_12" style:family="text" style:parent-style-name="Default_20_Paragraph_20_Font"/>
    <style:style style:name="T9_13" style:family="text" style:parent-style-name="Default_20_Paragraph_20_Font"/>
    <style:style style:name="T9_14" style:family="text" style:parent-style-name="Default_20_Paragraph_20_Font"/>
    <style:style style:name="T9_15" style:family="text" style:parent-style-name="Default_20_Paragraph_20_Font"/>
    <style:style style:name="T9_16" style:family="text" style:parent-style-name="Default_20_Paragraph_20_Font"/>
    <style:style style:name="T9_17" style:family="text" style:parent-style-name="Default_20_Paragraph_20_Font"/>
    <style:style style:name="T9_18" style:family="text" style:parent-style-name="Default_20_Paragraph_20_Font"/>
    <style:style style:name="T9_19" style:family="text" style:parent-style-name="Default_20_Paragraph_20_Font"/>
    <style:style style:name="T9_20" style:family="text" style:parent-style-name="Default_20_Paragraph_20_Font"/>
    <style:style style:name="T9_21" style:family="text" style:parent-style-name="Default_20_Paragraph_20_Font"/>
    <style:style style:name="T9_22" style:family="text" style:parent-style-name="Default_20_Paragraph_20_Font"/>
    <style:style style:name="T9_23" style:family="text" style:parent-style-name="Default_20_Paragraph_20_Font"/>
    <style:style style:name="T9_24" style:family="text" style:parent-style-name="Default_20_Paragraph_20_Font"/>
    <style:style style:name="T9_25" style:family="text" style:parent-style-name="Default_20_Paragraph_20_Font"/>
    <style:style style:name="T9_26" style:family="text" style:parent-style-name="Default_20_Paragraph_20_Font"/>
    <style:style style:name="T9_27" style:family="text" style:parent-style-name="Default_20_Paragraph_20_Font"/>
    <style:style style:name="P10" style:family="paragraph" style:parent-style-name="Div">
      <style:paragraph-properties fo:text-align="left" fo:margin-bottom="0.494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T10_5" style:family="text" style:parent-style-name="Default_20_Paragraph_20_Font"/>
    <style:style style:name="T10_6" style:family="text" style:parent-style-name="Default_20_Paragraph_20_Font"/>
    <style:style style:name="T10_7" style:family="text" style:parent-style-name="Default_20_Paragraph_20_Font"/>
    <style:style style:name="T10_8" style:family="text" style:parent-style-name="Default_20_Paragraph_20_Font"/>
    <style:style style:name="T10_9" style:family="text" style:parent-style-name="Default_20_Paragraph_20_Font"/>
    <style:style style:name="T10_10" style:family="text" style:parent-style-name="Default_20_Paragraph_20_Font"/>
    <style:style style:name="T10_11" style:family="text" style:parent-style-name="Default_20_Paragraph_20_Font"/>
    <style:style style:name="T10_12" style:family="text" style:parent-style-name="Default_20_Paragraph_20_Font"/>
    <style:style style:name="T10_13" style:family="text" style:parent-style-name="Default_20_Paragraph_20_Font"/>
    <style:style style:name="T10_14" style:family="text" style:parent-style-name="Default_20_Paragraph_20_Font"/>
    <style:style style:name="T10_15" style:family="text" style:parent-style-name="Default_20_Paragraph_20_Font"/>
    <style:style style:name="T10_16" style:family="text" style:parent-style-name="Default_20_Paragraph_20_Font"/>
    <style:style style:name="T10_17" style:family="text" style:parent-style-name="Default_20_Paragraph_20_Font"/>
    <style:style style:name="T10_18" style:family="text" style:parent-style-name="Default_20_Paragraph_20_Font"/>
    <style:style style:name="T10_19" style:family="text" style:parent-style-name="Default_20_Paragraph_20_Font"/>
    <style:style style:name="T10_20" style:family="text" style:parent-style-name="Default_20_Paragraph_20_Font"/>
    <style:style style:name="T10_21" style:family="text" style:parent-style-name="Default_20_Paragraph_20_Font"/>
    <style:style style:name="T10_22" style:family="text" style:parent-style-name="Default_20_Paragraph_20_Font"/>
    <style:style style:name="T10_23" style:family="text" style:parent-style-name="Default_20_Paragraph_20_Font"/>
    <style:style style:name="T10_24" style:family="text" style:parent-style-name="Default_20_Paragraph_20_Font"/>
    <style:style style:name="T10_25" style:family="text" style:parent-style-name="Default_20_Paragraph_20_Font"/>
    <style:style style:name="T10_26" style:family="text" style:parent-style-name="Default_20_Paragraph_20_Font"/>
    <style:style style:name="T10_27" style:family="text" style:parent-style-name="Default_20_Paragraph_20_Font"/>
    <style:style style:name="T10_28" style:family="text" style:parent-style-name="Default_20_Paragraph_20_Font"/>
    <style:style style:name="T10_29" style:family="text" style:parent-style-name="Default_20_Paragraph_20_Font"/>
    <style:style style:name="T10_30" style:family="text" style:parent-style-name="Default_20_Paragraph_20_Font"/>
    <style:style style:name="T10_31" style:family="text" style:parent-style-name="Default_20_Paragraph_20_Font"/>
    <style:style style:name="T10_32" style:family="text" style:parent-style-name="Default_20_Paragraph_20_Font"/>
    <style:style style:name="T10_33" style:family="text" style:parent-style-name="Default_20_Paragraph_20_Font"/>
    <style:style style:name="T10_34" style:family="text" style:parent-style-name="Default_20_Paragraph_20_Font"/>
    <style:style style:name="T10_35" style:family="text" style:parent-style-name="Default_20_Paragraph_20_Font"/>
    <style:style style:name="T10_36" style:family="text" style:parent-style-name="Default_20_Paragraph_20_Font"/>
    <style:style style:name="T10_37" style:family="text" style:parent-style-name="Default_20_Paragraph_20_Font"/>
    <style:style style:name="T10_38" style:family="text" style:parent-style-name="Default_20_Paragraph_20_Font"/>
    <style:style style:name="P11" style:family="paragraph" style:parent-style-name="Standard">
      <style:paragraph-properties fo:text-align="left" fo:margin-bottom="0.494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P12" style:family="paragraph" style:parent-style-name="Heading_20_2">
      <style:paragraph-properties fo:text-align="left" fo:margin-bottom="0.494cm"/>
    </style:style>
    <style:style style:name="T12_1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T13_4" style:family="text" style:parent-style-name="Default_20_Paragraph_20_Font"/>
    <style:style style:name="T13_5" style:family="text" style:parent-style-name="Default_20_Paragraph_20_Font"/>
    <style:style style:name="T13_6" style:family="text" style:parent-style-name="Default_20_Paragraph_20_Font"/>
    <style:style style:name="T13_7" style:family="text" style:parent-style-name="Default_20_Paragraph_20_Font"/>
    <style:style style:name="T13_8" style:family="text" style:parent-style-name="Default_20_Paragraph_20_Font"/>
    <style:style style:name="T13_9" style:family="text" style:parent-style-name="Default_20_Paragraph_20_Font"/>
    <style:style style:name="T13_10" style:family="text" style:parent-style-name="Default_20_Paragraph_20_Font"/>
    <style:style style:name="T13_11" style:family="text" style:parent-style-name="Default_20_Paragraph_20_Font"/>
    <style:style style:name="P14" style:family="paragraph" style:parent-style-name="Div">
      <style:paragraph-properties fo:text-align="left" fo:margin-bottom="0.494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T14_3" style:family="text" style:parent-style-name="Default_20_Paragraph_20_Font"/>
    <style:style style:name="T14_4" style:family="text" style:parent-style-name="Default_20_Paragraph_20_Font"/>
    <style:style style:name="T14_5" style:family="text" style:parent-style-name="Default_20_Paragraph_20_Font"/>
    <style:style style:name="T14_6" style:family="text" style:parent-style-name="Default_20_Paragraph_20_Font"/>
    <style:style style:name="T14_7" style:family="text" style:parent-style-name="Default_20_Paragraph_20_Font"/>
    <style:style style:name="T14_8" style:family="text" style:parent-style-name="Default_20_Paragraph_20_Font"/>
    <style:style style:name="T14_9" style:family="text" style:parent-style-name="Default_20_Paragraph_20_Font"/>
    <style:style style:name="T14_10" style:family="text" style:parent-style-name="Default_20_Paragraph_20_Font"/>
    <style:style style:name="T14_11" style:family="text" style:parent-style-name="Default_20_Paragraph_20_Font"/>
    <style:style style:name="T14_12" style:family="text" style:parent-style-name="Default_20_Paragraph_20_Font"/>
    <style:style style:name="T14_13" style:family="text" style:parent-style-name="Default_20_Paragraph_20_Font"/>
    <style:style style:name="T14_14" style:family="text" style:parent-style-name="Default_20_Paragraph_20_Font"/>
    <style:style style:name="T14_15" style:family="text" style:parent-style-name="Default_20_Paragraph_20_Font"/>
    <style:style style:name="T14_16" style:family="text" style:parent-style-name="Default_20_Paragraph_20_Font"/>
    <style:style style:name="T14_17" style:family="text" style:parent-style-name="Default_20_Paragraph_20_Font"/>
    <style:style style:name="T14_18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P16" style:family="paragraph" style:parent-style-name="Div">
      <style:paragraph-properties fo:text-align="left" fo:margin-bottom="0.494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T16_9" style:family="text" style:parent-style-name="Default_20_Paragraph_20_Font"/>
    <style:style style:name="T16_10" style:family="text" style:parent-style-name="Default_20_Paragraph_20_Font"/>
    <style:style style:name="T16_11" style:family="text" style:parent-style-name="Default_20_Paragraph_20_Font"/>
    <style:style style:name="T16_12" style:family="text" style:parent-style-name="Default_20_Paragraph_20_Font"/>
    <style:style style:name="T16_13" style:family="text" style:parent-style-name="Default_20_Paragraph_20_Font"/>
    <style:style style:name="T16_14" style:family="text" style:parent-style-name="Default_20_Paragraph_20_Font"/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T17_4" style:family="text" style:parent-style-name="Default_20_Paragraph_20_Font"/>
    <style:style style:name="T17_5" style:family="text" style:parent-style-name="Default_20_Paragraph_20_Font"/>
    <style:style style:name="T17_6" style:family="text" style:parent-style-name="Default_20_Paragraph_20_Font"/>
    <style:style style:name="T17_7" style:family="text" style:parent-style-name="Default_20_Paragraph_20_Font"/>
    <style:style style:name="T17_8" style:family="text" style:parent-style-name="Default_20_Paragraph_20_Font"/>
    <style:style style:name="T17_9" style:family="text" style:parent-style-name="Default_20_Paragraph_20_Font"/>
    <style:style style:name="T17_10" style:family="text" style:parent-style-name="Default_20_Paragraph_20_Font"/>
    <style:style style:name="T17_11" style:family="text" style:parent-style-name="Default_20_Paragraph_20_Font"/>
    <style:style style:name="T17_12" style:family="text" style:parent-style-name="Default_20_Paragraph_20_Font"/>
    <style:style style:name="T17_13" style:family="text" style:parent-style-name="Default_20_Paragraph_20_Font"/>
    <style:style style:name="T17_14" style:family="text" style:parent-style-name="Default_20_Paragraph_20_Font"/>
    <style:style style:name="T17_15" style:family="text" style:parent-style-name="Default_20_Paragraph_20_Font"/>
    <style:style style:name="T17_16" style:family="text" style:parent-style-name="Default_20_Paragraph_20_Font"/>
    <style:style style:name="T17_17" style:family="text" style:parent-style-name="Default_20_Paragraph_20_Font"/>
    <style:style style:name="T17_18" style:family="text" style:parent-style-name="Default_20_Paragraph_20_Font"/>
    <style:style style:name="T17_19" style:family="text" style:parent-style-name="Default_20_Paragraph_20_Font"/>
    <style:style style:name="T17_20" style:family="text" style:parent-style-name="Default_20_Paragraph_20_Font"/>
    <style:style style:name="T17_21" style:family="text" style:parent-style-name="Default_20_Paragraph_20_Font"/>
    <style:style style:name="T17_22" style:family="text" style:parent-style-name="Default_20_Paragraph_20_Font"/>
    <style:style style:name="T17_23" style:family="text" style:parent-style-name="Default_20_Paragraph_20_Font"/>
    <style:style style:name="T17_24" style:family="text" style:parent-style-name="Default_20_Paragraph_20_Font"/>
    <style:style style:name="T17_25" style:family="text" style:parent-style-name="Default_20_Paragraph_20_Font"/>
    <style:style style:name="T17_26" style:family="text" style:parent-style-name="Default_20_Paragraph_20_Font"/>
    <style:style style:name="T17_27" style:family="text" style:parent-style-name="Default_20_Paragraph_20_Font"/>
    <style:style style:name="T17_28" style:family="text" style:parent-style-name="Default_20_Paragraph_20_Font"/>
    <style:style style:name="T17_29" style:family="text" style:parent-style-name="Default_20_Paragraph_20_Font"/>
    <style:style style:name="T17_30" style:family="text" style:parent-style-name="Default_20_Paragraph_20_Font"/>
    <style:style style:name="T17_31" style:family="text" style:parent-style-name="Default_20_Paragraph_20_Font"/>
    <style:style style:name="T17_32" style:family="text" style:parent-style-name="Default_20_Paragraph_20_Font"/>
    <style:style style:name="T17_33" style:family="text" style:parent-style-name="Default_20_Paragraph_20_Font"/>
    <style:style style:name="T17_34" style:family="text" style:parent-style-name="Default_20_Paragraph_20_Font"/>
    <style:style style:name="T17_35" style:family="text" style:parent-style-name="Default_20_Paragraph_20_Font"/>
    <style:style style:name="T17_36" style:family="text" style:parent-style-name="Default_20_Paragraph_20_Font"/>
    <style:style style:name="T17_37" style:family="text" style:parent-style-name="Default_20_Paragraph_20_Font"/>
    <style:style style:name="T17_38" style:family="text" style:parent-style-name="Default_20_Paragraph_20_Font"/>
    <style:style style:name="T17_39" style:family="text" style:parent-style-name="Default_20_Paragraph_20_Font"/>
    <style:style style:name="T17_40" style:family="text" style:parent-style-name="Default_20_Paragraph_20_Font"/>
    <style:style style:name="T17_41" style:family="text" style:parent-style-name="Default_20_Paragraph_20_Font"/>
    <style:style style:name="T17_42" style:family="text" style:parent-style-name="Default_20_Paragraph_20_Font"/>
    <style:style style:name="T17_43" style:family="text" style:parent-style-name="Default_20_Paragraph_20_Font"/>
    <style:style style:name="T17_44" style:family="text" style:parent-style-name="Default_20_Paragraph_20_Font"/>
    <style:style style:name="T17_45" style:family="text" style:parent-style-name="Default_20_Paragraph_20_Font"/>
    <style:style style:name="T17_46" style:family="text" style:parent-style-name="Default_20_Paragraph_20_Font"/>
    <style:style style:name="T17_47" style:family="text" style:parent-style-name="Default_20_Paragraph_20_Font"/>
    <style:style style:name="T17_48" style:family="text" style:parent-style-name="Default_20_Paragraph_20_Font"/>
    <style:style style:name="T17_49" style:family="text" style:parent-style-name="Default_20_Paragraph_20_Font"/>
    <style:style style:name="T17_50" style:family="text" style:parent-style-name="Default_20_Paragraph_20_Font"/>
    <style:style style:name="T17_51" style:family="text" style:parent-style-name="Default_20_Paragraph_20_Font"/>
    <style:style style:name="T17_52" style:family="text" style:parent-style-name="Default_20_Paragraph_20_Font"/>
    <style:style style:name="T17_53" style:family="text" style:parent-style-name="Default_20_Paragraph_20_Font"/>
    <style:style style:name="T17_54" style:family="text" style:parent-style-name="Default_20_Paragraph_20_Font"/>
    <style:style style:name="T17_55" style:family="text" style:parent-style-name="Default_20_Paragraph_20_Font"/>
    <style:style style:name="T17_56" style:family="text" style:parent-style-name="Default_20_Paragraph_20_Font"/>
    <style:style style:name="T17_57" style:family="text" style:parent-style-name="Default_20_Paragraph_20_Font"/>
    <style:style style:name="T17_58" style:family="text" style:parent-style-name="Default_20_Paragraph_20_Font"/>
    <style:style style:name="T17_59" style:family="text" style:parent-style-name="Default_20_Paragraph_20_Font"/>
    <style:style style:name="T17_60" style:family="text" style:parent-style-name="Default_20_Paragraph_20_Font"/>
    <style:style style:name="T17_61" style:family="text" style:parent-style-name="Default_20_Paragraph_20_Font"/>
    <style:style style:name="T17_62" style:family="text" style:parent-style-name="Default_20_Paragraph_20_Font"/>
    <style:style style:name="T17_63" style:family="text" style:parent-style-name="Default_20_Paragraph_20_Font"/>
    <style:style style:name="T17_64" style:family="text" style:parent-style-name="Default_20_Paragraph_20_Font"/>
    <style:style style:name="T17_65" style:family="text" style:parent-style-name="Default_20_Paragraph_20_Font"/>
    <style:style style:name="T17_66" style:family="text" style:parent-style-name="Default_20_Paragraph_20_Font"/>
    <style:style style:name="T17_67" style:family="text" style:parent-style-name="Default_20_Paragraph_20_Font"/>
    <style:style style:name="T17_68" style:family="text" style:parent-style-name="Default_20_Paragraph_20_Font"/>
    <style:style style:name="T17_69" style:family="text" style:parent-style-name="Default_20_Paragraph_20_Font"/>
    <style:style style:name="T17_70" style:family="text" style:parent-style-name="Default_20_Paragraph_20_Font"/>
    <style:style style:name="T17_71" style:family="text" style:parent-style-name="Default_20_Paragraph_20_Font"/>
    <style:style style:name="T17_72" style:family="text" style:parent-style-name="Default_20_Paragraph_20_Font"/>
    <style:style style:name="T17_73" style:family="text" style:parent-style-name="Default_20_Paragraph_20_Font"/>
    <style:style style:name="T17_74" style:family="text" style:parent-style-name="Default_20_Paragraph_20_Font"/>
    <style:style style:name="T17_75" style:family="text" style:parent-style-name="Default_20_Paragraph_20_Font"/>
    <style:style style:name="T17_76" style:family="text" style:parent-style-name="Default_20_Paragraph_20_Font"/>
    <style:style style:name="T17_77" style:family="text" style:parent-style-name="Default_20_Paragraph_20_Font"/>
    <style:style style:name="T17_78" style:family="text" style:parent-style-name="Default_20_Paragraph_20_Font"/>
    <style:style style:name="T17_79" style:family="text" style:parent-style-name="Default_20_Paragraph_20_Font"/>
    <style:style style:name="T17_80" style:family="text" style:parent-style-name="Default_20_Paragraph_20_Font"/>
    <style:style style:name="T17_81" style:family="text" style:parent-style-name="Default_20_Paragraph_20_Font"/>
    <style:style style:name="T17_82" style:family="text" style:parent-style-name="Default_20_Paragraph_20_Font"/>
    <style:style style:name="T17_83" style:family="text" style:parent-style-name="Default_20_Paragraph_20_Font"/>
    <style:style style:name="T17_84" style:family="text" style:parent-style-name="Default_20_Paragraph_20_Font"/>
    <style:style style:name="T17_85" style:family="text" style:parent-style-name="Default_20_Paragraph_20_Font"/>
    <style:style style:name="T17_86" style:family="text" style:parent-style-name="Default_20_Paragraph_20_Font"/>
    <style:style style:name="T17_87" style:family="text" style:parent-style-name="Default_20_Paragraph_20_Font"/>
    <style:style style:name="T17_88" style:family="text" style:parent-style-name="Default_20_Paragraph_20_Font"/>
    <style:style style:name="T17_89" style:family="text" style:parent-style-name="Default_20_Paragraph_20_Font"/>
    <style:style style:name="T17_90" style:family="text" style:parent-style-name="Default_20_Paragraph_20_Font"/>
    <style:style style:name="T17_91" style:family="text" style:parent-style-name="Default_20_Paragraph_20_Font"/>
    <style:style style:name="T17_92" style:family="text" style:parent-style-name="Default_20_Paragraph_20_Font"/>
    <style:style style:name="T17_93" style:family="text" style:parent-style-name="Default_20_Paragraph_20_Font"/>
    <style:style style:name="T17_94" style:family="text" style:parent-style-name="Default_20_Paragraph_20_Font"/>
    <style:style style:name="T17_95" style:family="text" style:parent-style-name="Default_20_Paragraph_20_Font"/>
    <style:style style:name="T17_96" style:family="text" style:parent-style-name="Default_20_Paragraph_20_Font"/>
    <style:style style:name="T17_97" style:family="text" style:parent-style-name="Default_20_Paragraph_20_Font"/>
    <style:style style:name="T17_98" style:family="text" style:parent-style-name="Default_20_Paragraph_20_Font"/>
    <style:style style:name="T17_99" style:family="text" style:parent-style-name="Default_20_Paragraph_20_Font"/>
    <style:style style:name="P18" style:family="paragraph" style:parent-style-name="Div">
      <style:paragraph-properties fo:text-align="left" fo:margin-bottom="0.494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T18_3" style:family="text" style:parent-style-name="Default_20_Paragraph_20_Font"/>
    <style:style style:name="T18_4" style:family="text" style:parent-style-name="Default_20_Paragraph_20_Font"/>
    <style:style style:name="T18_5" style:family="text" style:parent-style-name="Default_20_Paragraph_20_Font"/>
    <style:style style:name="T18_6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P20" style:family="paragraph" style:parent-style-name="Div">
      <style:paragraph-properties fo:text-align="left" fo:margin-bottom="0.494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T20_3" style:family="text" style:parent-style-name="Default_20_Paragraph_20_Font"/>
    <style:style style:name="T20_4" style:family="text" style:parent-style-name="Default_20_Paragraph_20_Font"/>
    <style:style style:name="T20_5" style:family="text" style:parent-style-name="Default_20_Paragraph_20_Font"/>
    <style:style style:name="T20_6" style:family="text" style:parent-style-name="Default_20_Paragraph_20_Font"/>
    <style:style style:name="T20_7" style:family="text" style:parent-style-name="Default_20_Paragraph_20_Font"/>
    <style:style style:name="T20_8" style:family="text" style:parent-style-name="Default_20_Paragraph_20_Font"/>
    <style:style style:name="T20_9" style:family="text" style:parent-style-name="Default_20_Paragraph_20_Font"/>
    <style:style style:name="T20_10" style:family="text" style:parent-style-name="Default_20_Paragraph_20_Font"/>
    <style:style style:name="T20_11" style:family="text" style:parent-style-name="Default_20_Paragraph_20_Font"/>
    <style:style style:name="T20_12" style:family="text" style:parent-style-name="Default_20_Paragraph_20_Font"/>
    <style:style style:name="T20_13" style:family="text" style:parent-style-name="Default_20_Paragraph_20_Font"/>
    <style:style style:name="T20_14" style:family="text" style:parent-style-name="Default_20_Paragraph_20_Font"/>
    <style:style style:name="T20_15" style:family="text" style:parent-style-name="Default_20_Paragraph_20_Font"/>
    <style:style style:name="T20_16" style:family="text" style:parent-style-name="Default_20_Paragraph_20_Font"/>
    <style:style style:name="T20_17" style:family="text" style:parent-style-name="Default_20_Paragraph_20_Font"/>
    <style:style style:name="T20_18" style:family="text" style:parent-style-name="Default_20_Paragraph_20_Font"/>
    <style:style style:name="T20_19" style:family="text" style:parent-style-name="Default_20_Paragraph_20_Font"/>
    <style:style style:name="T20_20" style:family="text" style:parent-style-name="Default_20_Paragraph_20_Font"/>
    <style:style style:name="T20_21" style:family="text" style:parent-style-name="Default_20_Paragraph_20_Font"/>
    <style:style style:name="T20_22" style:family="text" style:parent-style-name="Default_20_Paragraph_20_Font"/>
    <style:style style:name="T20_23" style:family="text" style:parent-style-name="Default_20_Paragraph_20_Font"/>
    <style:style style:name="T20_24" style:family="text" style:parent-style-name="Default_20_Paragraph_20_Font"/>
    <style:style style:name="T20_25" style:family="text" style:parent-style-name="Default_20_Paragraph_20_Font"/>
    <style:style style:name="T20_26" style:family="text" style:parent-style-name="Default_20_Paragraph_20_Font"/>
    <style:style style:name="T20_27" style:family="text" style:parent-style-name="Default_20_Paragraph_20_Font"/>
    <style:style style:name="T20_28" style:family="text" style:parent-style-name="Default_20_Paragraph_20_Font"/>
    <style:style style:name="T20_29" style:family="text" style:parent-style-name="Default_20_Paragraph_20_Font"/>
    <style:style style:name="T20_30" style:family="text" style:parent-style-name="Default_20_Paragraph_20_Font"/>
    <style:style style:name="T20_31" style:family="text" style:parent-style-name="Default_20_Paragraph_20_Font"/>
    <style:style style:name="T20_32" style:family="text" style:parent-style-name="Default_20_Paragraph_20_Font"/>
    <style:style style:name="T20_33" style:family="text" style:parent-style-name="Default_20_Paragraph_20_Font"/>
    <style:style style:name="T20_34" style:family="text" style:parent-style-name="Default_20_Paragraph_20_Font"/>
    <style:style style:name="T20_35" style:family="text" style:parent-style-name="Default_20_Paragraph_20_Font"/>
    <style:style style:name="T20_36" style:family="text" style:parent-style-name="Default_20_Paragraph_20_Font"/>
    <style:style style:name="T20_37" style:family="text" style:parent-style-name="Default_20_Paragraph_20_Font"/>
    <style:style style:name="T20_38" style:family="text" style:parent-style-name="Default_20_Paragraph_20_Font"/>
    <style:style style:name="T20_39" style:family="text" style:parent-style-name="Default_20_Paragraph_20_Font"/>
    <style:style style:name="T20_40" style:family="text" style:parent-style-name="Default_20_Paragraph_20_Font"/>
    <style:style style:name="T20_41" style:family="text" style:parent-style-name="Default_20_Paragraph_20_Font"/>
    <style:style style:name="T20_42" style:family="text" style:parent-style-name="Default_20_Paragraph_20_Font"/>
    <style:style style:name="T20_43" style:family="text" style:parent-style-name="Default_20_Paragraph_20_Font"/>
    <style:style style:name="T20_44" style:family="text" style:parent-style-name="Default_20_Paragraph_20_Font"/>
    <style:style style:name="T20_45" style:family="text" style:parent-style-name="Default_20_Paragraph_20_Font"/>
    <style:style style:name="T20_46" style:family="text" style:parent-style-name="Default_20_Paragraph_20_Font"/>
    <style:style style:name="T20_47" style:family="text" style:parent-style-name="Default_20_Paragraph_20_Font"/>
    <style:style style:name="T20_48" style:family="text" style:parent-style-name="Default_20_Paragraph_20_Font"/>
    <style:style style:name="T20_49" style:family="text" style:parent-style-name="Default_20_Paragraph_20_Font"/>
    <style:style style:name="T20_50" style:family="text" style:parent-style-name="Default_20_Paragraph_20_Font"/>
    <style:style style:name="T20_51" style:family="text" style:parent-style-name="Default_20_Paragraph_20_Font"/>
    <style:style style:name="T20_52" style:family="text" style:parent-style-name="Default_20_Paragraph_20_Font"/>
    <style:style style:name="T20_53" style:family="text" style:parent-style-name="Default_20_Paragraph_20_Font"/>
    <style:style style:name="T20_54" style:family="text" style:parent-style-name="Default_20_Paragraph_20_Font"/>
    <style:style style:name="T20_55" style:family="text" style:parent-style-name="Default_20_Paragraph_20_Font"/>
    <style:style style:name="T20_56" style:family="text" style:parent-style-name="Default_20_Paragraph_20_Font"/>
    <style:style style:name="T20_57" style:family="text" style:parent-style-name="Default_20_Paragraph_20_Font"/>
    <style:style style:name="T20_58" style:family="text" style:parent-style-name="Default_20_Paragraph_20_Font"/>
    <style:style style:name="T20_59" style:family="text" style:parent-style-name="Default_20_Paragraph_20_Font"/>
    <style:style style:name="T20_60" style:family="text" style:parent-style-name="Default_20_Paragraph_20_Font"/>
    <style:style style:name="T20_61" style:family="text" style:parent-style-name="Default_20_Paragraph_20_Font"/>
    <style:style style:name="T20_62" style:family="text" style:parent-style-name="Default_20_Paragraph_20_Font"/>
    <style:style style:name="T20_63" style:family="text" style:parent-style-name="Default_20_Paragraph_20_Font"/>
    <style:style style:name="T20_64" style:family="text" style:parent-style-name="Default_20_Paragraph_20_Font"/>
    <style:style style:name="T20_65" style:family="text" style:parent-style-name="Default_20_Paragraph_20_Font"/>
    <style:style style:name="T20_66" style:family="text" style:parent-style-name="Default_20_Paragraph_20_Font"/>
    <style:style style:name="T20_67" style:family="text" style:parent-style-name="Default_20_Paragraph_20_Font"/>
    <style:style style:name="T20_68" style:family="text" style:parent-style-name="Default_20_Paragraph_20_Font"/>
    <style:style style:name="T20_69" style:family="text" style:parent-style-name="Default_20_Paragraph_20_Font"/>
    <style:style style:name="T20_70" style:family="text" style:parent-style-name="Default_20_Paragraph_20_Font"/>
    <style:style style:name="T20_71" style:family="text" style:parent-style-name="Default_20_Paragraph_20_Font"/>
    <style:style style:name="T20_72" style:family="text" style:parent-style-name="Default_20_Paragraph_20_Font"/>
    <style:style style:name="T20_73" style:family="text" style:parent-style-name="Default_20_Paragraph_20_Font"/>
    <style:style style:name="T20_74" style:family="text" style:parent-style-name="Default_20_Paragraph_20_Font"/>
    <style:style style:name="T20_75" style:family="text" style:parent-style-name="Default_20_Paragraph_20_Font"/>
    <style:style style:name="T20_76" style:family="text" style:parent-style-name="Default_20_Paragraph_20_Font"/>
    <style:style style:name="T20_77" style:family="text" style:parent-style-name="Default_20_Paragraph_20_Font"/>
    <style:style style:name="T20_78" style:family="text" style:parent-style-name="Default_20_Paragraph_20_Font"/>
    <style:style style:name="T20_79" style:family="text" style:parent-style-name="Default_20_Paragraph_20_Font"/>
    <style:style style:name="T20_80" style:family="text" style:parent-style-name="Default_20_Paragraph_20_Font"/>
    <style:style style:name="T20_81" style:family="text" style:parent-style-name="Default_20_Paragraph_20_Font"/>
    <style:style style:name="T20_82" style:family="text" style:parent-style-name="Default_20_Paragraph_20_Font"/>
    <style:style style:name="T20_83" style:family="text" style:parent-style-name="Default_20_Paragraph_20_Font"/>
    <style:style style:name="T20_84" style:family="text" style:parent-style-name="Default_20_Paragraph_20_Font"/>
    <style:style style:name="T20_85" style:family="text" style:parent-style-name="Default_20_Paragraph_20_Font"/>
    <style:style style:name="T20_86" style:family="text" style:parent-style-name="Default_20_Paragraph_20_Font"/>
    <style:style style:name="T20_87" style:family="text" style:parent-style-name="Default_20_Paragraph_20_Font"/>
    <style:style style:name="T20_88" style:family="text" style:parent-style-name="Default_20_Paragraph_20_Font"/>
    <style:style style:name="T20_89" style:family="text" style:parent-style-name="Default_20_Paragraph_20_Font"/>
    <style:style style:name="T20_90" style:family="text" style:parent-style-name="Default_20_Paragraph_20_Font"/>
    <style:style style:name="T20_91" style:family="text" style:parent-style-name="Default_20_Paragraph_20_Font"/>
    <style:style style:name="T20_92" style:family="text" style:parent-style-name="Default_20_Paragraph_20_Font"/>
    <style:style style:name="T20_93" style:family="text" style:parent-style-name="Default_20_Paragraph_20_Font"/>
    <style:style style:name="T20_94" style:family="text" style:parent-style-name="Default_20_Paragraph_20_Font"/>
    <style:style style:name="T20_95" style:family="text" style:parent-style-name="Default_20_Paragraph_20_Font"/>
    <style:style style:name="T20_96" style:family="text" style:parent-style-name="Default_20_Paragraph_20_Font"/>
    <style:style style:name="T20_97" style:family="text" style:parent-style-name="Default_20_Paragraph_20_Font"/>
    <style:style style:name="T20_98" style:family="text" style:parent-style-name="Default_20_Paragraph_20_Font"/>
    <style:style style:name="T20_99" style:family="text" style:parent-style-name="Default_20_Paragraph_20_Font"/>
    <style:style style:name="T20_100" style:family="text" style:parent-style-name="Default_20_Paragraph_20_Font"/>
    <style:style style:name="T20_101" style:family="text" style:parent-style-name="Default_20_Paragraph_20_Font"/>
    <style:style style:name="T20_102" style:family="text" style:parent-style-name="Default_20_Paragraph_20_Font"/>
    <style:style style:name="T20_103" style:family="text" style:parent-style-name="Default_20_Paragraph_20_Font"/>
    <style:style style:name="T20_104" style:family="text" style:parent-style-name="Default_20_Paragraph_20_Font"/>
    <style:style style:name="T20_105" style:family="text" style:parent-style-name="Default_20_Paragraph_20_Font"/>
    <style:style style:name="T20_106" style:family="text" style:parent-style-name="Default_20_Paragraph_20_Font"/>
    <style:style style:name="T20_107" style:family="text" style:parent-style-name="Default_20_Paragraph_20_Font"/>
    <style:style style:name="T20_108" style:family="text" style:parent-style-name="Default_20_Paragraph_20_Font"/>
    <style:style style:name="T20_109" style:family="text" style:parent-style-name="Default_20_Paragraph_20_Font"/>
    <style:style style:name="T20_110" style:family="text" style:parent-style-name="Default_20_Paragraph_20_Font"/>
    <style:style style:name="T20_111" style:family="text" style:parent-style-name="Default_20_Paragraph_20_Font"/>
    <style:style style:name="T20_112" style:family="text" style:parent-style-name="Default_20_Paragraph_20_Font"/>
    <style:style style:name="T20_113" style:family="text" style:parent-style-name="Default_20_Paragraph_20_Font"/>
    <style:style style:name="T20_114" style:family="text" style:parent-style-name="Default_20_Paragraph_20_Font"/>
    <style:style style:name="T20_115" style:family="text" style:parent-style-name="Default_20_Paragraph_20_Font"/>
    <style:style style:name="T20_116" style:family="text" style:parent-style-name="Default_20_Paragraph_20_Font"/>
    <style:style style:name="P21" style:family="paragraph" style:parent-style-name="Heading_20_2">
      <style:paragraph-properties fo:text-align="left" fo:margin-bottom="0.494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bottom="0.494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T22_3" style:family="text" style:parent-style-name="Default_20_Paragraph_20_Font"/>
    <style:style style:name="T22_4" style:family="text" style:parent-style-name="Default_20_Paragraph_20_Font"/>
    <style:style style:name="T22_5" style:family="text" style:parent-style-name="Default_20_Paragraph_20_Font"/>
    <style:style style:name="P23" style:family="paragraph" style:parent-style-name="Heading_20_3">
      <style:paragraph-properties fo:text-align="left" fo:margin-bottom="0.494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left" fo:margin-bottom="0.494cm"/>
    </style:style>
    <style:style style:name="T24_1" style:family="text" style:parent-style-name="Default_20_Paragraph_20_Font"/>
    <style:style style:name="P25" style:family="paragraph" style:parent-style-name="Div">
      <style:paragraph-properties fo:text-align="left" fo:margin-bottom="0.494cm"/>
    </style:style>
    <style:style style:name="T25_1" style:family="text" style:parent-style-name="Default_20_Paragraph_20_Font"/>
    <style:style style:name="P26" style:family="paragraph" style:parent-style-name="Div">
      <style:paragraph-properties fo:text-align="left" fo:margin-bottom="0.494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P27" style:family="paragraph" style:parent-style-name="Div">
      <style:paragraph-properties fo:text-align="left" fo:margin-bottom="0.494cm"/>
    </style:style>
    <style:style style:name="T27_1" style:family="text" style:parent-style-name="Default_20_Paragraph_20_Font"/>
    <style:style style:name="T27_2" style:family="text" style:parent-style-name="Default_20_Paragraph_20_Font"/>
    <style:style style:name="P28" style:family="paragraph" style:parent-style-name="Div">
      <style:paragraph-properties fo:text-align="left" fo:margin-bottom="0.494cm"/>
    </style:style>
    <style:style style:name="T28_1" style:family="text" style:parent-style-name="Default_20_Paragraph_20_Font"/>
    <style:style style:name="P29" style:family="paragraph" style:parent-style-name="Div">
      <style:paragraph-properties fo:text-align="left" fo:margin-bottom="0.494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P30" style:family="paragraph" style:parent-style-name="Div">
      <style:paragraph-properties fo:text-align="left" fo:margin-bottom="0.494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P31" style:family="paragraph" style:parent-style-name="Standard">
      <style:paragraph-properties fo:text-align="left" fo:margin-bottom="0.494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P32" style:family="paragraph" style:parent-style-name="Div">
      <style:paragraph-properties fo:text-align="left" fo:margin-bottom="0.494cm"/>
    </style:style>
    <style:style style:name="T32_1" style:family="text" style:parent-style-name="Default_20_Paragraph_20_Font"/>
    <style:style style:name="P33" style:family="paragraph" style:parent-style-name="Div">
      <style:paragraph-properties fo:text-align="left" fo:margin-bottom="0.494cm"/>
    </style:style>
    <style:style style:name="T33_1" style:family="text" style:parent-style-name="Default_20_Paragraph_20_Font"/>
    <style:style style:name="P34" style:family="paragraph" style:parent-style-name="Div">
      <style:paragraph-properties fo:text-align="left" fo:margin-bottom="0.494cm"/>
    </style:style>
    <style:style style:name="T34_1" style:family="text" style:parent-style-name="Default_20_Paragraph_20_Font"/>
    <style:style style:name="P35" style:family="paragraph" style:parent-style-name="Div">
      <style:paragraph-properties fo:text-align="left" fo:margin-bottom="0.494cm"/>
    </style:style>
    <style:style style:name="T35_1" style:family="text" style:parent-style-name="Default_20_Paragraph_20_Font"/>
    <style:style style:name="T35_2" style:family="text" style:parent-style-name="Default_20_Paragraph_20_Font"/>
    <style:style style:name="T35_3" style:family="text" style:parent-style-name="Default_20_Paragraph_20_Font"/>
    <style:style style:name="T35_4" style:family="text" style:parent-style-name="Default_20_Paragraph_20_Font"/>
    <style:style style:name="P36" style:family="paragraph" style:parent-style-name="Div">
      <style:paragraph-properties fo:text-align="left" fo:margin-bottom="0.494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T36_3" style:family="text" style:parent-style-name="Default_20_Paragraph_20_Font"/>
    <style:style style:name="T36_4" style:family="text" style:parent-style-name="Default_20_Paragraph_20_Font"/>
    <style:style style:name="P37" style:family="paragraph" style:parent-style-name="Div">
      <style:paragraph-properties fo:text-align="left" fo:margin-bottom="0.494cm"/>
    </style:style>
    <style:style style:name="T37_1" style:family="text" style:parent-style-name="Default_20_Paragraph_20_Font"/>
    <style:style style:name="T37_2" style:family="text" style:parent-style-name="Default_20_Paragraph_20_Font"/>
    <style:style style:name="T37_3" style:family="text" style:parent-style-name="Default_20_Paragraph_20_Font"/>
    <style:style style:name="T37_4" style:family="text" style:parent-style-name="Default_20_Paragraph_20_Font"/>
    <style:style style:name="P38" style:family="paragraph" style:parent-style-name="Div">
      <style:paragraph-properties fo:text-align="left" fo:margin-bottom="0.494cm"/>
    </style:style>
    <style:style style:name="T38_1" style:family="text" style:parent-style-name="Default_20_Paragraph_20_Font"/>
    <style:style style:name="P39" style:family="paragraph" style:parent-style-name="Div">
      <style:paragraph-properties fo:text-align="left" fo:margin-bottom="0.494cm"/>
    </style:style>
    <style:style style:name="T39_1" style:family="text" style:parent-style-name="Default_20_Paragraph_20_Font"/>
    <style:style style:name="P40" style:family="paragraph" style:parent-style-name="Div">
      <style:paragraph-properties fo:text-align="left" fo:margin-bottom="0.494cm"/>
    </style:style>
    <style:style style:name="T40_1" style:family="text" style:parent-style-name="Default_20_Paragraph_20_Font"/>
    <style:style style:name="P41" style:family="paragraph" style:parent-style-name="Div">
      <style:paragraph-properties fo:text-align="left" fo:margin-bottom="0.494cm"/>
    </style:style>
    <style:style style:name="T41_1" style:family="text" style:parent-style-name="Default_20_Paragraph_20_Font"/>
    <style:style style:name="P42" style:family="paragraph" style:parent-style-name="Div">
      <style:paragraph-properties fo:text-align="left" fo:margin-bottom="0.494cm"/>
    </style:style>
    <style:style style:name="T42_1" style:family="text" style:parent-style-name="Default_20_Paragraph_20_Font"/>
    <style:style style:name="P43" style:family="paragraph" style:parent-style-name="Div">
      <style:paragraph-properties fo:text-align="left" fo:margin-bottom="0.494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P44" style:family="paragraph" style:parent-style-name="Div">
      <style:paragraph-properties fo:text-align="left" fo:margin-bottom="0.494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P45" style:family="paragraph" style:parent-style-name="Div">
      <style:paragraph-properties fo:text-align="left" fo:margin-bottom="0.494cm"/>
    </style:style>
    <style:style style:name="T45_1" style:family="text" style:parent-style-name="Default_20_Paragraph_20_Font"/>
    <style:style style:name="P46" style:family="paragraph" style:parent-style-name="Div">
      <style:paragraph-properties fo:text-align="left" fo:margin-bottom="0.494cm"/>
    </style:style>
    <style:style style:name="T46_1" style:family="text" style:parent-style-name="Default_20_Paragraph_20_Font"/>
    <style:style style:name="P47" style:family="paragraph" style:parent-style-name="Div">
      <style:paragraph-properties fo:text-align="left" fo:margin-bottom="0.494cm"/>
    </style:style>
    <style:style style:name="T47_1" style:family="text" style:parent-style-name="Default_20_Paragraph_20_Font"/>
    <style:style style:name="P48" style:family="paragraph" style:parent-style-name="Div">
      <style:paragraph-properties fo:text-align="left" fo:margin-bottom="0.494cm"/>
    </style:style>
    <style:style style:name="T48_1" style:family="text" style:parent-style-name="Default_20_Paragraph_20_Font"/>
    <style:style style:name="P49" style:family="paragraph" style:parent-style-name="Div">
      <style:paragraph-properties fo:text-align="left" fo:margin-bottom="0.494cm"/>
    </style:style>
    <style:style style:name="T49_1" style:family="text" style:parent-style-name="Default_20_Paragraph_20_Font"/>
    <style:style style:name="P50" style:family="paragraph" style:parent-style-name="Div">
      <style:paragraph-properties fo:text-align="left" fo:margin-bottom="0.494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P51" style:family="paragraph" style:parent-style-name="Div">
      <style:paragraph-properties fo:text-align="left" fo:margin-bottom="0.494cm"/>
    </style:style>
    <style:style style:name="T51_1" style:family="text" style:parent-style-name="Default_20_Paragraph_20_Font"/>
    <style:style style:name="T51_2" style:family="text" style:parent-style-name="Default_20_Paragraph_20_Font"/>
    <style:style style:name="P52" style:family="paragraph" style:parent-style-name="Div">
      <style:paragraph-properties fo:text-align="left" fo:margin-bottom="0.494cm"/>
    </style:style>
    <style:style style:name="T52_1" style:family="text" style:parent-style-name="Default_20_Paragraph_20_Font"/>
    <style:style style:name="P53" style:family="paragraph" style:parent-style-name="Div">
      <style:paragraph-properties fo:text-align="left" fo:margin-bottom="0.494cm"/>
    </style:style>
    <style:style style:name="T53_1" style:family="text" style:parent-style-name="Default_20_Paragraph_20_Font"/>
    <style:style style:name="P54" style:family="paragraph" style:parent-style-name="Div">
      <style:paragraph-properties fo:text-align="left" fo:margin-bottom="0.494cm"/>
    </style:style>
    <style:style style:name="T54_1" style:family="text" style:parent-style-name="Default_20_Paragraph_20_Font"/>
    <style:style style:name="P55" style:family="paragraph" style:parent-style-name="Div">
      <style:paragraph-properties fo:text-align="left" fo:margin-bottom="0.494cm"/>
    </style:style>
    <style:style style:name="T55_1" style:family="text" style:parent-style-name="Default_20_Paragraph_20_Font"/>
    <style:style style:name="P56" style:family="paragraph" style:parent-style-name="Div">
      <style:paragraph-properties fo:text-align="left" fo:margin-bottom="0.494cm"/>
    </style:style>
    <style:style style:name="T56_1" style:family="text" style:parent-style-name="Default_20_Paragraph_20_Font"/>
    <style:style style:name="P57" style:family="paragraph" style:parent-style-name="Standard">
      <style:paragraph-properties fo:text-align="left" fo:margin-bottom="0.494cm"/>
    </style:style>
    <style:style style:name="T57_1" style:family="text" style:parent-style-name="Default_20_Paragraph_20_Font"/>
    <style:style style:name="P58" style:family="paragraph" style:parent-style-name="Heading_20_3">
      <style:paragraph-properties fo:text-align="left" fo:margin-bottom="0.494cm"/>
    </style:style>
    <style:style style:name="T58_1" style:family="text" style:parent-style-name="Default_20_Paragraph_20_Font"/>
    <style:style style:name="P59" style:family="paragraph" style:parent-style-name="Standard">
      <style:paragraph-properties fo:text-align="left" fo:margin-bottom="0.494cm"/>
    </style:style>
    <style:style style:name="T59_1" style:family="text" style:parent-style-name="Default_20_Paragraph_20_Font"/>
    <style:style style:name="P60" style:family="paragraph" style:parent-style-name="Div">
      <style:paragraph-properties fo:text-align="left" fo:margin-bottom="0.494cm"/>
    </style:style>
    <style:style style:name="T60_1" style:family="text" style:parent-style-name="Default_20_Paragraph_20_Font"/>
    <style:style style:name="P61" style:family="paragraph" style:parent-style-name="Div">
      <style:paragraph-properties fo:text-align="left" fo:margin-bottom="0.494cm"/>
    </style:style>
    <style:style style:name="T61_1" style:family="text" style:parent-style-name="Default_20_Paragraph_20_Font"/>
    <style:style style:name="P62" style:family="paragraph" style:parent-style-name="Div">
      <style:paragraph-properties fo:text-align="left" fo:margin-bottom="0.494cm"/>
    </style:style>
    <style:style style:name="T62_1" style:family="text" style:parent-style-name="Default_20_Paragraph_20_Font"/>
    <style:style style:name="P63" style:family="paragraph" style:parent-style-name="Blockquote_webkit-indent-blockquote">
      <style:paragraph-properties fo:text-align="left" fo:margin-bottom="0.494cm"/>
    </style:style>
    <style:style style:name="T63_1" style:family="text" style:parent-style-name="Default_20_Paragraph_20_Font"/>
    <style:style style:name="T63_2" style:family="text" style:parent-style-name="Default_20_Paragraph_20_Font"/>
    <style:style style:name="T63_3" style:family="text" style:parent-style-name="Default_20_Paragraph_20_Font"/>
    <style:style style:name="T63_4" style:family="text" style:parent-style-name="Default_20_Paragraph_20_Font"/>
    <style:style style:name="T63_5" style:family="text" style:parent-style-name="Default_20_Paragraph_20_Font"/>
    <style:style style:name="T63_6" style:family="text" style:parent-style-name="Default_20_Paragraph_20_Font"/>
    <style:style style:name="T63_7" style:family="text" style:parent-style-name="Default_20_Paragraph_20_Font"/>
    <style:style style:name="T63_8" style:family="text" style:parent-style-name="Default_20_Paragraph_20_Font"/>
    <style:style style:name="T63_9" style:family="text" style:parent-style-name="Default_20_Paragraph_20_Font"/>
    <style:style style:name="T63_10" style:family="text" style:parent-style-name="Default_20_Paragraph_20_Font"/>
    <style:style style:name="T63_11" style:family="text" style:parent-style-name="Default_20_Paragraph_20_Font"/>
    <style:style style:name="T63_12" style:family="text" style:parent-style-name="Default_20_Paragraph_20_Font"/>
    <style:style style:name="T63_13" style:family="text" style:parent-style-name="Default_20_Paragraph_20_Font"/>
    <style:style style:name="T63_14" style:family="text" style:parent-style-name="Default_20_Paragraph_20_Font"/>
    <style:style style:name="T63_15" style:family="text" style:parent-style-name="Default_20_Paragraph_20_Font"/>
    <style:style style:name="T63_16" style:family="text" style:parent-style-name="Default_20_Paragraph_20_Font"/>
    <style:style style:name="T63_17" style:family="text" style:parent-style-name="Default_20_Paragraph_20_Font"/>
    <style:style style:name="T63_18" style:family="text" style:parent-style-name="Default_20_Paragraph_20_Font"/>
    <style:style style:name="T63_19" style:family="text" style:parent-style-name="Default_20_Paragraph_20_Font"/>
    <style:style style:name="T63_20" style:family="text" style:parent-style-name="Default_20_Paragraph_20_Font"/>
    <style:style style:name="T63_21" style:family="text" style:parent-style-name="Default_20_Paragraph_20_Font"/>
    <style:style style:name="T63_22" style:family="text" style:parent-style-name="Default_20_Paragraph_20_Font"/>
    <style:style style:name="T63_23" style:family="text" style:parent-style-name="Default_20_Paragraph_20_Font"/>
    <style:style style:name="T63_24" style:family="text" style:parent-style-name="Default_20_Paragraph_20_Font"/>
    <style:style style:name="T63_25" style:family="text" style:parent-style-name="Default_20_Paragraph_20_Font"/>
    <style:style style:name="T63_26" style:family="text" style:parent-style-name="Default_20_Paragraph_20_Font"/>
    <style:style style:name="T63_27" style:family="text" style:parent-style-name="Default_20_Paragraph_20_Font"/>
    <style:style style:name="T63_28" style:family="text" style:parent-style-name="Default_20_Paragraph_20_Font"/>
    <style:style style:name="T63_29" style:family="text" style:parent-style-name="Default_20_Paragraph_20_Font"/>
    <style:style style:name="T63_30" style:family="text" style:parent-style-name="Default_20_Paragraph_20_Font"/>
    <style:style style:name="T63_31" style:family="text" style:parent-style-name="Default_20_Paragraph_20_Font"/>
    <style:style style:name="T63_32" style:family="text" style:parent-style-name="Default_20_Paragraph_20_Font"/>
    <style:style style:name="T63_33" style:family="text" style:parent-style-name="Default_20_Paragraph_20_Font"/>
    <style:style style:name="T63_34" style:family="text" style:parent-style-name="Default_20_Paragraph_20_Font"/>
    <style:style style:name="T63_35" style:family="text" style:parent-style-name="Default_20_Paragraph_20_Font"/>
    <style:style style:name="T63_36" style:family="text" style:parent-style-name="Default_20_Paragraph_20_Font"/>
    <style:style style:name="T63_37" style:family="text" style:parent-style-name="Default_20_Paragraph_20_Font"/>
    <style:style style:name="T63_38" style:family="text" style:parent-style-name="Default_20_Paragraph_20_Font"/>
    <style:style style:name="T63_39" style:family="text" style:parent-style-name="Default_20_Paragraph_20_Font"/>
    <style:style style:name="T63_40" style:family="text" style:parent-style-name="Default_20_Paragraph_20_Font"/>
    <style:style style:name="T63_41" style:family="text" style:parent-style-name="Default_20_Paragraph_20_Font"/>
    <style:style style:name="T63_42" style:family="text" style:parent-style-name="Default_20_Paragraph_20_Font"/>
    <style:style style:name="T63_43" style:family="text" style:parent-style-name="Default_20_Paragraph_20_Font"/>
    <style:style style:name="T63_44" style:family="text" style:parent-style-name="Default_20_Paragraph_20_Font"/>
    <style:style style:name="T63_45" style:family="text" style:parent-style-name="Default_20_Paragraph_20_Font"/>
    <style:style style:name="T63_46" style:family="text" style:parent-style-name="Default_20_Paragraph_20_Font"/>
    <style:style style:name="T63_47" style:family="text" style:parent-style-name="Default_20_Paragraph_20_Font"/>
    <style:style style:name="T63_48" style:family="text" style:parent-style-name="Default_20_Paragraph_20_Font"/>
    <style:style style:name="T63_49" style:family="text" style:parent-style-name="Default_20_Paragraph_20_Font"/>
    <style:style style:name="T63_50" style:family="text" style:parent-style-name="Default_20_Paragraph_20_Font"/>
    <style:style style:name="T63_51" style:family="text" style:parent-style-name="Default_20_Paragraph_20_Font"/>
    <style:style style:name="T63_52" style:family="text" style:parent-style-name="Default_20_Paragraph_20_Font"/>
    <style:style style:name="T63_53" style:family="text" style:parent-style-name="Default_20_Paragraph_20_Font"/>
    <style:style style:name="T63_54" style:family="text" style:parent-style-name="Default_20_Paragraph_20_Font"/>
    <style:style style:name="T63_55" style:family="text" style:parent-style-name="Default_20_Paragraph_20_Font"/>
    <style:style style:name="T63_56" style:family="text" style:parent-style-name="Default_20_Paragraph_20_Font"/>
    <style:style style:name="T63_57" style:family="text" style:parent-style-name="Default_20_Paragraph_20_Font"/>
    <style:style style:name="T63_58" style:family="text" style:parent-style-name="Default_20_Paragraph_20_Font"/>
    <style:style style:name="T63_59" style:family="text" style:parent-style-name="Default_20_Paragraph_20_Font"/>
    <style:style style:name="T63_60" style:family="text" style:parent-style-name="Default_20_Paragraph_20_Font"/>
    <style:style style:name="T63_61" style:family="text" style:parent-style-name="Default_20_Paragraph_20_Font"/>
    <style:style style:name="T63_62" style:family="text" style:parent-style-name="Default_20_Paragraph_20_Font"/>
    <style:style style:name="T63_63" style:family="text" style:parent-style-name="Default_20_Paragraph_20_Font"/>
    <style:style style:name="T63_64" style:family="text" style:parent-style-name="Default_20_Paragraph_20_Font"/>
    <style:style style:name="T63_65" style:family="text" style:parent-style-name="Default_20_Paragraph_20_Font"/>
    <style:style style:name="T63_66" style:family="text" style:parent-style-name="Default_20_Paragraph_20_Font"/>
    <style:style style:name="T63_67" style:family="text" style:parent-style-name="Default_20_Paragraph_20_Font"/>
    <style:style style:name="T63_68" style:family="text" style:parent-style-name="Default_20_Paragraph_20_Font"/>
    <style:style style:name="T63_69" style:family="text" style:parent-style-name="Default_20_Paragraph_20_Font"/>
    <style:style style:name="T63_70" style:family="text" style:parent-style-name="Default_20_Paragraph_20_Font"/>
    <style:style style:name="T63_71" style:family="text" style:parent-style-name="Default_20_Paragraph_20_Font"/>
    <style:style style:name="T63_72" style:family="text" style:parent-style-name="Default_20_Paragraph_20_Font"/>
    <style:style style:name="T63_73" style:family="text" style:parent-style-name="Default_20_Paragraph_20_Font"/>
    <style:style style:name="T63_74" style:family="text" style:parent-style-name="Default_20_Paragraph_20_Font"/>
    <style:style style:name="T63_75" style:family="text" style:parent-style-name="Default_20_Paragraph_20_Font"/>
    <style:style style:name="T63_76" style:family="text" style:parent-style-name="Default_20_Paragraph_20_Font"/>
    <style:style style:name="P64" style:family="paragraph" style:parent-style-name="Div">
      <style:paragraph-properties fo:text-align="left" fo:margin-bottom="0.494cm"/>
    </style:style>
    <style:style style:name="T64_1" style:family="text" style:parent-style-name="Default_20_Paragraph_20_Font">
      <style:text-properties style:font-name="Courier New" style:font-name-asian="Courier New" style:font-name-complex="Courier New"/>
    </style:style>
    <style:style style:name="T64_2" style:family="text" style:parent-style-name="Default_20_Paragraph_20_Font"/>
    <style:style style:name="P65" style:family="paragraph" style:parent-style-name="Div">
      <style:paragraph-properties fo:text-align="left" fo:margin-bottom="0.494cm"/>
    </style:style>
    <style:style style:name="T65_1" style:family="text" style:parent-style-name="Default_20_Paragraph_20_Font">
      <style:text-properties style:font-name="Courier New" style:font-name-asian="Courier New" style:font-name-complex="Courier New"/>
    </style:style>
    <style:style style:name="T65_2" style:family="text" style:parent-style-name="Default_20_Paragraph_20_Font">
      <style:text-properties style:font-name="Courier New" style:font-name-asian="Courier New" style:font-name-complex="Courier New"/>
    </style:style>
    <style:style style:name="P66" style:family="paragraph" style:parent-style-name="Div">
      <style:paragraph-properties fo:text-align="left" fo:margin-bottom="0.494cm"/>
    </style:style>
    <style:style style:name="T66_1" style:family="text" style:parent-style-name="Default_20_Paragraph_20_Font">
      <style:text-properties style:font-name="'courier new'" style:font-name-asian="'courier new'" style:font-name-complex="'courier new'"/>
    </style:style>
    <style:style style:name="T66_2" style:family="text" style:parent-style-name="Default_20_Paragraph_20_Font"/>
    <style:style style:name="P67" style:family="paragraph" style:parent-style-name="Div">
      <style:paragraph-properties fo:text-align="left" fo:margin-bottom="0.494cm"/>
    </style:style>
    <style:style style:name="T67_1" style:family="text" style:parent-style-name="Default_20_Paragraph_20_Font">
      <style:text-properties style:font-name="'courier new'" style:font-name-asian="'courier new'" style:font-name-complex="'courier new'"/>
    </style:style>
    <style:style style:name="T67_2" style:family="text" style:parent-style-name="Default_20_Paragraph_20_Font">
      <style:text-properties style:font-name="'courier new'" style:font-name-asian="'courier new'" style:font-name-complex="'courier new'"/>
    </style:style>
    <style:style style:name="P68" style:family="paragraph" style:parent-style-name="Div">
      <style:paragraph-properties fo:text-align="left" fo:margin-bottom="0.494cm"/>
    </style:style>
    <style:style style:name="T68_1" style:family="text" style:parent-style-name="Default_20_Paragraph_20_Font">
      <style:text-properties style:font-name="Courier New" style:font-name-asian="Courier New" style:font-name-complex="Courier New"/>
    </style:style>
    <style:style style:name="T68_2" style:family="text" style:parent-style-name="Default_20_Paragraph_20_Font"/>
    <style:style style:name="P69" style:family="paragraph" style:parent-style-name="Div">
      <style:paragraph-properties fo:text-align="left" fo:margin-bottom="0.494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P70" style:family="paragraph" style:parent-style-name="Div">
      <style:paragraph-properties fo:text-align="left" fo:margin-bottom="0.494cm"/>
    </style:style>
    <style:style style:name="T70_1" style:family="text" style:parent-style-name="Default_20_Paragraph_20_Font">
      <style:text-properties style:font-name="Courier New" style:font-name-asian="Courier New" style:font-name-complex="Courier New"/>
    </style:style>
    <style:style style:name="T70_2" style:family="text" style:parent-style-name="Default_20_Paragraph_20_Font"/>
    <style:style style:name="P71" style:family="paragraph" style:parent-style-name="Div">
      <style:paragraph-properties fo:text-align="left" fo:margin-bottom="0.494cm"/>
    </style:style>
    <style:style style:name="T71_1" style:family="text" style:parent-style-name="Default_20_Paragraph_20_Font">
      <style:text-properties style:font-name="Courier New" style:font-name-asian="Courier New" style:font-name-complex="Courier New"/>
    </style:style>
    <style:style style:name="T71_2" style:family="text" style:parent-style-name="Default_20_Paragraph_20_Font">
      <style:text-properties style:font-name="Courier New" style:font-name-asian="Courier New" style:font-name-complex="Courier New"/>
    </style:style>
    <style:style style:name="P72" style:family="paragraph" style:parent-style-name="Div">
      <style:paragraph-properties fo:text-align="left" fo:margin-bottom="0.494cm"/>
    </style:style>
    <style:style style:name="T72_1" style:family="text" style:parent-style-name="Default_20_Paragraph_20_Font">
      <style:text-properties style:font-name="Courier New" style:font-name-asian="Courier New" style:font-name-complex="Courier New"/>
    </style:style>
    <style:style style:name="T72_2" style:family="text" style:parent-style-name="Default_20_Paragraph_20_Font"/>
    <style:style style:name="P73" style:family="paragraph" style:parent-style-name="Div">
      <style:paragraph-properties fo:text-align="left" fo:margin-bottom="0.494cm"/>
    </style:style>
    <style:style style:name="T73_1" style:family="text" style:parent-style-name="Default_20_Paragraph_20_Font">
      <style:text-properties style:font-name="Courier New" style:font-name-asian="Courier New" style:font-name-complex="Courier New"/>
    </style:style>
    <style:style style:name="T73_2" style:family="text" style:parent-style-name="Default_20_Paragraph_20_Font">
      <style:text-properties style:font-name="Courier New" style:font-name-asian="Courier New" style:font-name-complex="Courier New"/>
    </style:style>
    <style:style style:name="P74" style:family="paragraph" style:parent-style-name="Div">
      <style:paragraph-properties fo:text-align="left" fo:margin-bottom="0.494cm"/>
    </style:style>
    <style:style style:name="T74_1" style:family="text" style:parent-style-name="Default_20_Paragraph_20_Font">
      <style:text-properties style:font-name="Courier New" style:font-name-asian="Courier New" style:font-name-complex="Courier New"/>
    </style:style>
    <style:style style:name="T74_2" style:family="text" style:parent-style-name="Default_20_Paragraph_20_Font"/>
    <style:style style:name="P75" style:family="paragraph" style:parent-style-name="Div">
      <style:paragraph-properties fo:text-align="left" fo:margin-bottom="0.494cm"/>
    </style:style>
    <style:style style:name="T75_1" style:family="text" style:parent-style-name="Default_20_Paragraph_20_Font">
      <style:text-properties style:font-name="Courier New" style:font-name-asian="Courier New" style:font-name-complex="Courier New"/>
    </style:style>
    <style:style style:name="T75_2" style:family="text" style:parent-style-name="Default_20_Paragraph_20_Font">
      <style:text-properties style:font-name="Courier New" style:font-name-asian="Courier New" style:font-name-complex="Courier New"/>
    </style:style>
    <style:style style:name="P76" style:family="paragraph" style:parent-style-name="Div">
      <style:paragraph-properties fo:text-align="left" fo:margin-bottom="0.494cm"/>
    </style:style>
    <style:style style:name="T76_1" style:family="text" style:parent-style-name="Default_20_Paragraph_20_Font">
      <style:text-properties style:font-name="Courier New" style:font-name-asian="Courier New" style:font-name-complex="Courier New"/>
    </style:style>
    <style:style style:name="T76_2" style:family="text" style:parent-style-name="Default_20_Paragraph_20_Font"/>
    <style:style style:name="P77" style:family="paragraph" style:parent-style-name="Div">
      <style:paragraph-properties fo:text-align="left" fo:margin-bottom="0.494cm"/>
    </style:style>
    <style:style style:name="T77_1" style:family="text" style:parent-style-name="Default_20_Paragraph_20_Font">
      <style:text-properties style:font-name="Courier New" style:font-name-asian="Courier New" style:font-name-complex="Courier New"/>
    </style:style>
    <style:style style:name="T77_2" style:family="text" style:parent-style-name="Default_20_Paragraph_20_Font"/>
    <style:style style:name="P78" style:family="paragraph" style:parent-style-name="Div">
      <style:paragraph-properties fo:text-align="left" fo:margin-bottom="0.494cm"/>
    </style:style>
    <style:style style:name="T78_1" style:family="text" style:parent-style-name="Default_20_Paragraph_20_Font">
      <style:text-properties style:font-name="Courier New" style:font-name-asian="Courier New" style:font-name-complex="Courier New"/>
    </style:style>
    <style:style style:name="T78_2" style:family="text" style:parent-style-name="Default_20_Paragraph_20_Font"/>
    <style:style style:name="P79" style:family="paragraph" style:parent-style-name="Div">
      <style:paragraph-properties fo:text-align="left" fo:margin-bottom="0.494cm"/>
    </style:style>
    <style:style style:name="T79_1" style:family="text" style:parent-style-name="Default_20_Paragraph_20_Font">
      <style:text-properties style:font-name="Courier New" style:font-name-asian="Courier New" style:font-name-complex="Courier New"/>
    </style:style>
    <style:style style:name="T79_2" style:family="text" style:parent-style-name="Default_20_Paragraph_20_Font">
      <style:text-properties style:font-name="Courier New" style:font-name-asian="Courier New" style:font-name-complex="Courier New"/>
    </style:style>
    <style:style style:name="P80" style:family="paragraph" style:parent-style-name="Div">
      <style:paragraph-properties fo:text-align="left" fo:margin-bottom="0.494cm"/>
    </style:style>
    <style:style style:name="T80_1" style:family="text" style:parent-style-name="Default_20_Paragraph_20_Font">
      <style:text-properties style:font-name="Courier New" style:font-name-asian="Courier New" style:font-name-complex="Courier New"/>
    </style:style>
    <style:style style:name="P81" style:family="paragraph" style:parent-style-name="Div">
      <style:paragraph-properties fo:text-align="left" fo:margin-bottom="0.494cm"/>
    </style:style>
    <style:style style:name="T81_1" style:family="text" style:parent-style-name="Default_20_Paragraph_20_Font">
      <style:text-properties style:font-name="Courier New" style:font-name-asian="Courier New" style:font-name-complex="Courier New"/>
    </style:style>
    <style:style style:name="T81_2" style:family="text" style:parent-style-name="Default_20_Paragraph_20_Fon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text-align="left"/>
    </style:style>
    <style:style style:name="T82_1" style:family="text" style:parent-style-name="Default_20_Paragraph_20_Font"/>
    <style:style style:name="T82_2" style:family="text" style:parent-style-name="Default_20_Paragraph_20_Font"/>
    <style:style style:name="T82_3" style:family="text" style:parent-style-name="Default_20_Paragraph_20_Font"/>
    <style:style style:name="T82_4" style:family="text" style:parent-style-name="Default_20_Paragraph_20_Font"/>
    <style:style style:name="T82_5" style:family="text" style:parent-style-name="Default_20_Paragraph_20_Font"/>
    <style:style style:name="T82_6" style:family="text" style:parent-style-name="Default_20_Paragraph_20_Font"/>
    <style:style style:name="T82_7" style:family="text" style:parent-style-name="Default_20_Paragraph_20_Font"/>
    <style:style style:name="T82_8" style:family="text" style:parent-style-name="Default_20_Paragraph_20_Font"/>
    <style:style style:name="T82_9" style:family="text" style:parent-style-name="Default_20_Paragraph_20_Font"/>
    <style:style style:name="T82_10" style:family="text" style:parent-style-name="Default_20_Paragraph_20_Font"/>
    <style:style style:name="T82_11" style:family="text" style:parent-style-name="Default_20_Paragraph_20_Font"/>
    <style:style style:name="T82_12" style:family="text" style:parent-style-name="Default_20_Paragraph_20_Font"/>
  </office:automatic-styles>
  <office:body>
    <office:text>
      <text:h text:style-name="P1" text:outline-level="1"><text:span text:style-name="T1_1">Fusion<text:s/>Tutorial</text:span><text:span text:style-name="T1_2"><text:s/></text:span></text:h>
      <text:p text:style-name="P2"><text:span text:style-name="T2_1"><text:line-break/></text:span><text:span text:style-name="T2_2">This<text:s/>document<text:s/>describes<text:s/>how<text:s/>to<text:s/>use<text:s/>the<text:s/>Fusion<text:s/>web<text:s/>mapping<text:s/>framework<text:s/>to<text:s/>embed<text:s/>web<text:s/>mapping<text:s/>functionality<text:s/>in<text:s/>your<text:s/>web<text:s/>page. <text:s/>Applications<text:s/>developed<text:s/>using<text:s/>Fusion<text:s/>will<text:s/>work<text:s/>in<text:s/>all<text:s/>the<text:s/>major<text:s/>browsers<text:s/>on<text:s/>Windows,<text:s/>Macintosh,<text:s/>and<text:s/>Linux,<text:s/>including<text:s/>Internet<text:s/>Explorer<text:s/>and<text:s/>Mozilla<text:s/>Firefox.<text:s/>They<text:s/>use<text:s/>JavaScript<text:s/>and<text:s/>so<text:s/>require<text:s/>no<text:s/>browser<text:s/>plugins<text:s/>or<text:s/>proprietary<text:s/>technologies. <text:s/>The<text:s/>target<text:s/>audience<text:s/>for<text:s/>this<text:s/>tutorial<text:s/>is<text:s/>those<text:s/>tasked<text:s/>with<text:s/>implementing<text:s/>an<text:s/>application<text:s/>and<text:s/>have<text:s/>a<text:s/>basic<text:s/>understanding<text:s/>of<text:s/>HTML,<text:s/>CSS,<text:s/>XML<text:s/>and<text:s/>JavaScript,<text:s/>if<text:s/>you<text:s/>need<text:s/>more<text:s/>information<text:s/>on<text:s/>HTML,<text:s/>CSS,<text:s/>XML<text:s/>and<text:s/>JavaScript<text:s/>then<text:s/>these<text:s/>can<text:s/>be<text:s/>found<text:s/>elsewhere<text:s/>on<text:s/>the<text:s/>Internet.</text:span><text:span text:style-name="T2_3"><text:line-break/></text:span><text:span text:style-name="T2_4"><text:line-break/></text:span><text:span text:style-name="T2_5">Two<text:s/>use<text:s/>cases<text:s/>will<text:s/>be<text:s/>presented:<text:s/>the<text:s/>first<text:s/>is<text:s/>a<text:s/>very<text:s/>simple<text:s/>map<text:s/>in<text:s/>a<text:s/>web<text:s/>page<text:s/>example<text:s/>where<text:s/>the<text:s/>map<text:s/>is<text:s/>intended<text:s/>to<text:s/>supplement<text:s/>the<text:s/>main<text:s/>information<text:s/>of<text:s/>the<text:s/>page. <text:s/>The<text:s/>second<text:s/>example<text:s/>is<text:s/>of<text:s/>a<text:s/>more<text:s/>full<text:s/>featured<text:s/>web<text:s/>mapping<text:s/>example<text:s/>where<text:s/>the<text:s/>main<text:s/>focus<text:s/>of<text:s/>the<text:s/>page<text:s/>is<text:s/>the<text:s/>mapping<text:s/>interface.</text:span><text:span text:style-name="T2_6"><text:line-break/></text:span><text:span text:style-name="T2_7"><text:line-break/></text:span><text:span text:style-name="T2_8">There<text:s/>are<text:s/>3<text:s/>main<text:s/>pieces<text:s/>required<text:s/>to<text:s/>create<text:s/>any<text:s/>Fusion<text:s/>application:</text:span><text:span text:style-name="T2_9"><text:s/></text:span></text:p>
      <text:list text:style-name="LS1" xml:id="list0">
        <text:list-item>
          <text:p text:style-name="P3"><text:span text:style-name="T3_1">an<text:s/>HTML<text:s/>web<text:s/>page<text:s/>template<text:s/>in<text:s/>which<text:s/>the<text:s/>map<text:s/>and<text:s/>associated<text:s/>widgets<text:s/>will<text:s/>be<text:s/>place. <text:s/>This<text:s/>is<text:s/>a<text:s/>normal<text:s/>HTML<text:s/>file<text:s/>that<text:s/>has<text:s/>elements<text:s/>identified<text:s/>where<text:s/>the<text:s/>map<text:s/>and<text:s/>widgets<text:s/>get<text:s/>placed. <text:s/>The<text:s/>'id'<text:s/>attribute<text:s/>of<text:s/>the<text:s/>HTML<text:s/>elements<text:s/>becomes<text:s/>associated<text:s/>with<text:s/>&lt;Name&gt;<text:s/>elements<text:s/>of<text:s/>the<text:s/>widgets<text:s/>defined<text:s/>in<text:s/>the<text:s/>ApplicationDefinition<text:s/>file.</text:span><text:span text:style-name="T3_2"><text:s/></text:span></text:p>
        </text:list-item>
        <text:list-item>
          <text:p text:style-name="P4"><text:span text:style-name="T4_1">a<text:s/>special<text:s/>XML<text:s/>file<text:s/>called<text:s/>ApplicationDefinition.xml. <text:s/>This<text:s/>file<text:s/>defines<text:s/>the<text:s/>maps<text:s/>that<text:s/>will<text:s/>be<text:s/>available<text:s/>in<text:s/>the<text:s/>application,<text:s/>which<text:s/>widgets<text:s/>to<text:s/>be<text:s/>used<text:s/>for<text:s/>navigating<text:s/>and<text:s/>interacting<text:s/>with<text:s/>the<text:s/>map,<text:s/>and<text:s/>it<text:s/>also<text:s/>defines<text:s/>any<text:s/>menu<text:s/>structures<text:s/>to<text:s/>be<text:s/>used<text:s/>with<text:s/>the<text:s/>application.</text:span><text:span text:style-name="T4_2"><text:s/></text:span></text:p>
        </text:list-item>
        <text:list-item>
          <text:p text:style-name="P5"><text:span text:style-name="T5_1">the<text:s/>Fusion<text:s/>library<text:s/>itself,<text:s/>which<text:s/>can<text:s/>be<text:s/>included<text:s/>as<text:s/>the<text:s/>individual<text:s/>files<text:s/>that<text:s/>make<text:s/>up<text:s/>the<text:s/>Fusion<text:s/>library<text:s/>(good<text:s/>for<text:s/>development<text:s/>and<text:s/>debugging),<text:s/>or<text:s/>as<text:s/>a<text:s/>single<text:s/>compressed<text:s/>file<text:s/>to<text:s/>improve<text:s/>the<text:s/>loading<text:s/>performance<text:s/>in<text:s/>a<text:s/>production<text:s/>environment. <text:s/>In<text:s/>both<text:s/>cases,<text:s/>the<text:s/>library<text:s/>is<text:s/>included<text:s/>using<text:s/>the<text:s/>HTML<text:s/>&lt;script&gt;<text:s/>tag<text:s/>pointing<text:s/>to<text:s/>the<text:s/>appropriate<text:s/>resource. <text:s/>Fusion<text:s/>also<text:s/>depends<text:s/>some<text:s/>external<text:s/>libraries,<text:s/>notably<text:s/>JxLib<text:s/>and<text:s/>Proj4js,<text:s/>however<text:s/>these<text:s/>are<text:s/>included<text:s/>by<text:s/>default.</text:span><text:span text:style-name="T5_2"><text:s/></text:span></text:p>
        </text:list-item>
      </text:list>
      <text:p text:style-name="P6"><text:span text:style-name="T6_1"><text:line-break/></text:span><text:span text:style-name="T6_2">The<text:s/>tutorial<text:s/>assumes<text:s/>that<text:s/>the<text:s/>reader<text:s/>has<text:s/>already<text:s/>installed<text:s/>a<text:s/>web<text:s/>server<text:s/>and<text:s/>a<text:s/>web<text:s/>mapping<text:s/>server. <text:s/>In<text:s/>this<text:s/>case<text:s/>we<text:s/>will<text:s/>be<text:s/>using<text:s/>the<text:s/>Apache<text:s/>web<text:s/>server<text:s/>that<text:s/>comes<text:s/>with<text:s/>the<text:s/>MapGuide<text:s/>Open<text:s/>Source<text:s/>web<text:s/>mapping<text:s/>software<text:s/>package. <text:s/>The<text:s/>web<text:s/>server<text:s/>root<text:s/>under<text:s/>Windows<text:s/>will<text:s/>be<text:s/>at<text:s/>C:\Program<text:s/>Files\OSGeo\MapGuide\Web\www<text:s/>and<text:s/>this<text:s/>document<text:s/>will<text:s/>use<text:s/>the<text:s/>%ROOT%<text:s/>shorthand<text:s/>to<text:s/>represent<text:s/>this<text:s/>path. <text:s/>With<text:s/>a<text:s/>typical<text:s/>MapGuide<text:s/>installation,<text:s/>the<text:s/>%ROOT%<text:s/>path<text:s/>gets<text:s/>mapped<text:s/>to<text:s/>http://localhost:8008/mapguide<text:s/>in<text:s/>the<text:s/>Apache<text:s/>configuration<text:s/>file<text:s/>so<text:s/>an<text:s/>html<text:s/>file<text:s/>at<text:s/>%ROOT%/tutorial/example.html<text:s/>will<text:s/>be<text:s/>available<text:s/>in<text:s/>a<text:s/>web<text:s/>browser<text:s/>at<text:s/>http://localhost:8008/mapguide/tutorial/example.html. </text:span><text:span text:style-name="T6_3"><text:line-break/></text:span><text:span text:style-name="T6_4"><text:line-break/></text:span><text:span text:style-name="T6_5">In<text:s/>a<text:s/>typical<text:s/>MapServer<text:s/>environment,<text:s/>the<text:s/>equivalent<text:s/>path<text:s/>is<text:s/>C:\ms4w\Apache\htdocs<text:s/>(or<text:s/>possibly<text:s/>at<text:s/>C:\ms4w\apps<text:s/>if<text:s/>you<text:s/>are<text:s/>using<text:s/>the<text:s/>http.d<text:s/>configuration<text:s/>files<text:s/>for<text:s/>MapServer)<text:s/>and<text:s/>it's<text:s/>corresponding<text:s/>web<text:s/>address<text:s/>for<text:s/>the<text:s/>same<text:s/>file<text:s/>will<text:s/>be<text:s/>http:/localhost/tutorial/example.html</text:span><text:span text:style-name="T6_6"><text:line-break/></text:span><text:span text:style-name="T6_7"><text:line-break/></text:span><text:span text:style-name="T6_8">There<text:s/>are<text:s/>further<text:s/>documentation<text:s/>resources<text:s/>available<text:s/>for<text:s/>Fusion<text:s/>at<text:s/>the<text:s/>primary<text:s/>FuUsion<text:s/>web<text:s/>site<text:s/>at<text:s/>http://trac.osgeo.org/fusion/</text:span><text:span text:style-name="T6_9"><text:line-break/></text:span><text:span text:style-name="T6_10"><text:line-break/></text:span><text:span text:style-name="T6_11">As<text:s/>the<text:s/>first<text:s/>step<text:s/>of<text:s/>the<text:s/>tutorial,<text:s/>unzip<text:s/>the<text:s/>attached<text:s/>.zip<text:s/>file<text:s/>into<text:s/>the<text:s/>%ROOT%<text:s/>directory. <text:s/>For<text:s/>application<text:s/>development<text:s/>it<text:s/>is<text:s/>better<text:s/>to<text:s/>keep<text:s/>your<text:s/>application<text:s/>files<text:s/>separate<text:s/>from<text:s/>the<text:s/>fusion<text:s/>directory<text:s/>to<text:s/>make<text:s/>it<text:s/>easier<text:s/>to<text:s/>upgrade<text:s/>Fusion<text:s/>by<text:s/>simply<text:s/>replacing<text:s/>it's<text:s/>directory. <text:s/>The<text:s/>only<text:s/>requirement<text:s/>is<text:s/>that<text:s/>Fusion<text:s/>and<text:s/>your<text:s/>application<text:s/>must<text:s/>share<text:s/>the<text:s/>same<text:s/>domain<text:s/>name<text:s/>because<text:s/>files<text:s/>are<text:s/>requested<text:s/>dynamically<text:s/>and<text:s/>the<text:s/>same-origin<text:s/>policy<text:s/>for<text:s/>JavaScript<text:s/>applications.</text:span><text:span text:style-name="T6_12"><text:s/></text:span></text:p>
      <text:h text:style-name="P7" text:outline-level="2"><text:span text:style-name="T7_1">Simple<text:s/>Map<text:s/></text:span></text:h>
      <text:p text:style-name="P8"><text:span text:style-name="T8_1">The<text:s/>simple<text:s/>map<text:s/>example<text:s/>addresses<text:s/>the<text:s/>use<text:s/>case<text:s/>where<text:s/>a<text:s/>small<text:s/>map<text:s/>would<text:s/>be<text:s/>inserted<text:s/>into<text:s/>a<text:s/>web<text:s/>page<text:s/>to<text:s/>illustrate<text:s/>some<text:s/>aspect<text:s/>of<text:s/>the<text:s/>web<text:s/>page,<text:s/>e.g.<text:s/>the<text:s/>location<text:s/>of<text:s/>news<text:s/>stories<text:s/>in<text:s/>the<text:s/>accompanying<text:s/>text. <text:s/>In<text:s/>order<text:s/>to<text:s/>make<text:s/>the<text:s/>example<text:s/>realistic,<text:s/>we<text:s/>will<text:s/>be<text:s/>modifying<text:s/>a<text:s/>simplified<text:s/>version<text:s/>of<text:s/>the<text:s/>Sheboygan<text:s/>Life<text:s/>new<text:s/>page<text:s/>which<text:s/>can<text:s/>be<text:s/>found<text:s/>at<text:s/>http://sheboyganlife.com/sheboygan-news/. <text:s/>For<text:s/>the<text:s/>tutorial,<text:s/>we<text:s/>have<text:s/>stripped<text:s/>out<text:s/>all<text:s/>of<text:s/>the<text:s/>Google<text:s/>ad<text:s/>code<text:s/>and<text:s/>most<text:s/>of<text:s/>the<text:s/>news<text:s/>items,<text:s/>but<text:s/>it<text:s/>should<text:s/>resemble<text:s/>a<text:s/>typical<text:s/>web<text:s/>page<text:s/>for<text:s/>this<text:s/>purpose. <text:s/>(NOTE:<text:s/>The<text:s/>file<text:s/>fusion-tutorial/simple/index2.html<text:s/>is<text:s/>the<text:s/>finished<text:s/>product<text:s/>for<text:s/>the<text:s/>steps<text:s/>below)</text:span><text:span text:style-name="T8_2"><text:line-break/></text:span><text:span text:style-name="T8_3"><text:line-break/></text:span><text:span text:style-name="T8_4">1.<text:s/>Open<text:s/>the<text:s/>simplified<text:s/>start<text:s/>page<text:s/>at<text:s/>http://localhost:8008/mapguide/fusion-tutorial/simple/index.html<text:s/>and<text:s/>it<text:s/>should<text:s/>look<text:s/>similar<text:s/>(but<text:s/>not<text:s/>identical)<text:s/>to<text:s/>the<text:s/>page<text:s/>listed<text:s/>above.</text:span><text:span text:style-name="T8_5"><text:line-break/></text:span><text:span text:style-name="T8_6"><text:line-break/></text:span><text:span text:style-name="T8_7">2.<text:s/>Open<text:s/>the<text:s/>file<text:s/>%ROOT%/fusion-tutorial/simple/index.html<text:s/>in<text:s/>a<text:s/>text<text:s/>editor<text:s/>so<text:s/>that<text:s/>we<text:s/>can<text:s/>begin<text:s/>adding<text:s/>the<text:s/>Fusion<text:s/>elements<text:s/>to<text:s/>it.</text:span><text:span text:style-name="T8_8"><text:line-break/></text:span><text:span text:style-name="T8_9"><text:line-break/></text:span><text:span text:style-name="T8_10">3.<text:s/>In<text:s/>the<text:s/>&lt;head&gt;<text:s/>element,<text:s/>include<text:s/>the<text:s/>Fusion<text:s/>JavaScript<text:s/>library<text:s/>file<text:s/>using<text:s/>a<text:s/>script<text:s/>tag<text:s/>as<text:s/>follows:</text:span><text:span text:style-name="T8_11"><text:line-break/></text:span><text:span text:style-name="T8_12"><text:line-break/></text:span><text:span text:style-name="T8_13">     <text:s/>&lt;script<text:s/>src="/mapguide/fusion/lib/fusion.js"&gt;&lt;/script&gt;</text:span><text:span text:style-name="T8_14"><text:line-break/></text:span><text:span text:style-name="T8_15"><text:line-break/></text:span><text:span text:style-name="T8_16">There<text:s/>are<text:s/>a<text:s/>few<text:s/>options<text:s/>for<text:s/>which<text:s/>file<text:s/>is<text:s/>included<text:s/>at<text:s/>this<text:s/>step. <text:s/>For<text:s/>debugging<text:s/>a<text:s/>Fusion<text:s/>application<text:s/>include<text:s/>the<text:s/>top<text:s/>level<text:s/>file<text:s/>fusion/lib/fusion.js,<text:s/>which<text:s/>will<text:s/>pull<text:s/>in<text:s/>all<text:s/>required<text:s/>files<text:s/>automatically<text:s/>based<text:s/>on<text:s/>an<text:s/>analysis<text:s/>of<text:s/>the<text:s/>ApplicationDefinition<text:s/>file. <text:s/>For<text:s/>a<text:s/>production<text:s/>environment<text:s/>include<text:s/>the<text:s/>file<text:s/>fusion/lib/fusionSF-compressed.js. <text:s/>This<text:s/>is<text:s/>a<text:s/>single<text:s/>file<text:s/>(all<text:s/>required<text:s/>JavaScript<text:s/>code<text:s/>is<text:s/>included<text:s/>in<text:s/>the<text:s/>file)<text:s/>and<text:s/>compressed<text:s/>so<text:s/>that<text:s/>it<text:s/>loads<text:s/>faster. <text:s/>There<text:s/>is<text:s/>also<text:s/>the<text:s/>uncompressed<text:s/>version<text:s/>of<text:s/>that<text:s/>file<text:s/>fusionSF.js<text:s/>which<text:s/>can<text:s/>be<text:s/>loaded<text:s/>as<text:s/>well. </text:span><text:span text:style-name="T8_17"><text:line-break/></text:span><text:span text:style-name="T8_18"><text:line-break/></text:span><text:span text:style-name="T8_19">The<text:s/>default<text:s/>version<text:s/>of<text:s/>fusionSF<text:s/>that<text:s/>is<text:s/>shipped<text:s/>with<text:s/>the<text:s/>fusion<text:s/>distribution<text:s/>includes<text:s/>all<text:s/>widgets<text:s/>and<text:s/>therefore<text:s/>may<text:s/>include<text:s/>some<text:s/>un-needed<text:s/>files. <text:s/>Fusion<text:s/>provides<text:s/>an<text:s/>Ant<text:s/>build<text:s/>script<text:s/>that<text:s/>can<text:s/>be<text:s/>used<text:s/>to<text:s/>procude<text:s/>a<text:s/>single<text:s/>file<text:s/>build<text:s/>javascript<text:s/>file<text:s/>customized<text:s/>and<text:s/>compressed<text:s/>for<text:s/>you<text:s/>application<text:s/>(see<text:s/>http://trac.osgeo.org/fusion/wiki/ANTBuildSystem)</text:span><text:span text:style-name="T8_20"><text:line-break/></text:span><text:span text:style-name="T8_21"><text:line-break/></text:span><text:span text:style-name="T8_22">4.<text:s/>Immediately<text:s/>following<text:s/>the<text:s/>previous<text:s/>step's<text:s/>&lt;script&gt;<text:s/>tag,<text:s/>insert<text:s/>the<text:s/>following<text:s/>code:</text:span><text:span text:style-name="T8_23"><text:line-break/></text:span><text:span text:style-name="T8_24"><text:line-break/></text:span><text:span text:style-name="T8_25">     <text:s/>&lt;script<text:s/>type="text/javascript"&gt;</text:span><text:span text:style-name="T8_26"><text:line-break/></text:span><text:span text:style-name="T8_27">       <text:s/>window.onload<text:s/>=<text:s/>function()<text:s/>{</text:span><text:span text:style-name="T8_28"><text:line-break/></text:span><text:span text:style-name="T8_29">         <text:s/>Fusion.initialize();</text:span><text:span text:style-name="T8_30"><text:line-break/></text:span><text:span text:style-name="T8_31">       <text:s/>}</text:span><text:span text:style-name="T8_32"><text:line-break/></text:span><text:span text:style-name="T8_33">     <text:s/>&lt;/script&gt;</text:span><text:span text:style-name="T8_34"><text:line-break/></text:span><text:span text:style-name="T8_35"><text:line-break/></text:span><text:span text:style-name="T8_36">This<text:s/>bit<text:s/>of<text:s/>code<text:s/>attaches<text:s/>an<text:s/>"onload"<text:s/>handler<text:s/>that<text:s/>will<text:s/>be<text:s/>called<text:s/>once<text:s/>the<text:s/>page<text:s/>has<text:s/>finished<text:s/>loading. <text:s/>If<text:s/>the<text:s/>page<text:s/>you<text:s/>are<text:s/>working<text:s/>with<text:s/>already<text:s/>has<text:s/>an<text:s/>onload<text:s/>handler,<text:s/>you<text:s/>can<text:s/>simply<text:s/>add<text:s/>the<text:s/>Fusion.initialize()<text:s/>method<text:s/>call. <text:s/>This<text:s/>function<text:s/>call<text:s/>begins<text:s/>the<text:s/>Fusion<text:s/>initialization<text:s/>process<text:s/>of<text:s/>parsing<text:s/>the<text:s/>ApplicationDefinition<text:s/>file<text:s/>and<text:s/>creating<text:s/>and<text:s/>associating<text:s/>widgets<text:s/>with<text:s/>the<text:s/>HTML<text:s/>elements<text:s/>in<text:s/>your<text:s/>template. <text:s/>Note<text:s/>that<text:s/>you<text:s/>cannot<text:s/>use<text:s/>any<text:s/>Fusion<text:s/>objects<text:s/>(e.g.<text:s/>the<text:s/>map)<text:s/>until<text:s/>the<text:s/>initialization<text:s/>process<text:s/>has<text:s/>completed. <text:s/>You<text:s/>can<text:s/>register<text:s/>a<text:s/>Fusion<text:s/>event<text:s/>handler<text:s/>to<text:s/>be<text:s/>notified<text:s/>of<text:s/>when<text:s/>the<text:s/>initialization<text:s/>is<text:s/>finished.</text:span><text:span text:style-name="T8_37"><text:line-break/></text:span><text:span text:style-name="T8_38"><text:line-break/></text:span><text:span text:style-name="T8_39">5. <text:s/>Include<text:s/>the<text:s/>HTML<text:s/>elements<text:s/>for<text:s/>the<text:s/>map<text:s/>in<text:s/>the<text:s/>template<text:s/>by<text:s/>inserting<text:s/>the<text:s/>following<text:s/>before<text:s/>the<text:s/>first<text:s/>news<text:s/>item<text:s/>in<text:s/>the<text:s/>page<text:s/>(line<text:s/>79<text:s/>of<text:s/>index2.html):</text:span><text:span text:style-name="T8_40"><text:line-break/></text:span><text:span text:style-name="T8_41"><text:line-break/></text:span><text:span text:style-name="T8_42">  <text:s/> &lt;div<text:s/>id="map"<text:s/>style="width:500px;height:250px;overflow:hidden"&gt;</text:span><text:span text:style-name="T8_43"><text:line-break/></text:span><text:span text:style-name="T8_44">         <text:s/>&lt;div<text:s/>id="navigator"&gt;&lt;/div&gt;</text:span><text:span text:style-name="T8_45"><text:line-break/></text:span><text:span text:style-name="T8_46">         <text:s/>&lt;div<text:s/>id="pan"&gt;&lt;/div&gt;</text:span><text:span text:style-name="T8_47"><text:line-break/></text:span><text:span text:style-name="T8_48">   <text:s/>&lt;/div&gt;</text:span><text:span text:style-name="T8_49"><text:line-break/></text:span><text:span text:style-name="T8_50"><text:line-break/></text:span><text:span text:style-name="T8_51">This<text:s/>consists<text:s/>of<text:s/>3<text:s/>&lt;div&gt;<text:s/>elements,<text:s/>each<text:s/>of<text:s/>which<text:s/>has<text:s/>an<text:s/>'id'<text:s/>attribute. <text:s/>In<text:s/>our<text:s/>example,<text:s/>we<text:s/>will<text:s/>be<text:s/>including<text:s/>3<text:s/>widgets<text:s/>in<text:s/>our<text:s/>application:<text:s/>the<text:s/>map,<text:s/>the<text:s/>navigator<text:s/>widget<text:s/>and<text:s/>the<text:s/>pan<text:s/>widget. <text:s/>These<text:s/>will<text:s/>be<text:s/>configured<text:s/>in<text:s/>the<text:s/>following<text:s/>step. <text:s/>CSS<text:s/>styling<text:s/>rules<text:s/>are<text:s/>typically<text:s/>used<text:s/>to<text:s/>style<text:s/>the<text:s/>HTML<text:s/>elements<text:s/>in<text:s/>the<text:s/>template.</text:span><text:span text:style-name="T8_52"><text:line-break/></text:span><text:span text:style-name="T8_53"><text:line-break/></text:span><text:span text:style-name="T8_54">6. <text:s/>Create<text:s/>and<text:s/>configure<text:s/>the<text:s/>ApplicationDefinition<text:s/>file. <text:s/>For<text:s/>the<text:s/>purposes<text:s/>of<text:s/>this<text:s/>tutorial,<text:s/>a<text:s/>finished<text:s/>ApplicationDefinition<text:s/>file<text:s/>is<text:s/>included. <text:s/>The<text:s/>MapGuide<text:s/>Studio<text:s/>product<text:s/>as<text:s/>well<text:s/>as<text:s/>the<text:s/>MapGuide<text:s/>Maestro<text:s/>Open<text:s/>Source<text:s/>tools<text:s/>can<text:s/>produce<text:s/>ApplicationDefinition<text:s/>files<text:s/>as<text:s/>output. <text:s/>A<text:s/>more<text:s/>complete<text:s/>listing<text:s/>of<text:s/>options<text:s/>that<text:s/>you<text:s/>can<text:s/>use<text:s/>in<text:s/>the<text:s/>widgets<text:s/>is<text:s/>listed<text:s/>at<text:s/>http://trac.osgeo.org/fusion/wiki/Widgets<text:s/>and<text:s/>there<text:s/>is<text:s/>more<text:s/>information<text:s/>about<text:s/>customizing<text:s/>the<text:s/>ApplicationDefinition<text:s/>file<text:s/>below.</text:span><text:span text:style-name="T8_55"><text:line-break/></text:span><text:span text:style-name="T8_56"><text:line-break/></text:span><text:span text:style-name="T8_57">In<text:s/>our<text:s/>simplified<text:s/>example<text:s/>there<text:s/>are<text:s/>2<text:s/>elements<text:s/>of<text:s/>this<text:s/>file<text:s/>to<text:s/>focus<text:s/>on<text:s/>-<text:s/>the<text:s/>&lt;Map&gt;<text:s/>section<text:s/>and<text:s/>the<text:s/>&lt;Widget&gt;<text:s/>section:</text:span><text:span text:style-name="T8_58"><text:line-break/></text:span></text:p>
      <text:p text:style-name="P9"><text:span text:style-name="T9_1">a. <text:s/>The<text:s/>&lt;Map&gt;<text:s/>section<text:s/>defines<text:s/>what<text:s/>map<text:s/>should<text:s/>be<text:s/>displayed<text:s/>in<text:s/>the<text:s/>application:</text:span><text:span text:style-name="T9_2"><text:line-break/></text:span><text:span text:style-name="T9_3"><text:line-break/></text:span><text:span text:style-name="T9_4">   <text:s/>&lt;MapGroup<text:s/>id="sheboygan"&gt;</text:span><text:span text:style-name="T9_5"><text:line-break/></text:span><text:span text:style-name="T9_6">     <text:s/>&lt;Map&gt;</text:span><text:span text:style-name="T9_7"><text:line-break/></text:span><text:span text:style-name="T9_8">       <text:s/>&lt;Type&gt;MapGuide&lt;/Type&gt;</text:span><text:span text:style-name="T9_9"><text:line-break/></text:span><text:span text:style-name="T9_10">       <text:s/>&lt;SingleTile&gt;true&lt;/SingleTile&gt;</text:span><text:span text:style-name="T9_11"><text:line-break/></text:span><text:span text:style-name="T9_12">       <text:s/>&lt;Extension&gt;</text:span><text:span text:style-name="T9_13"><text:line-break/></text:span><text:span text:style-name="T9_14">         <text:s/>&lt;ResourceId&gt;Library://Samples/Sheboygan/Maps/Sheboygan.MapDefinition&lt;/ResourceId&gt;</text:span><text:span text:style-name="T9_15"><text:line-break/></text:span><text:span text:style-name="T9_16">       <text:s/>&lt;/Extension&gt;</text:span><text:span text:style-name="T9_17"><text:line-break/></text:span><text:span text:style-name="T9_18">     <text:s/>&lt;/Map&gt;</text:span><text:span text:style-name="T9_19"><text:line-break/></text:span><text:span text:style-name="T9_20">   <text:s/>&lt;/MapGroup&gt;</text:span><text:span text:style-name="T9_21"><text:line-break/></text:span><text:span text:style-name="T9_22"><text:line-break/></text:span><text:span text:style-name="T9_23">In<text:s/>this<text:s/>case,<text:s/>we<text:s/>are<text:s/>specifying<text:s/>to<text:s/>use<text:s/>an<text:s/>untiled<text:s/>MapGuide<text:s/>map. <text:s/>The<text:s/>ResourceId<text:s/>is<text:s/>a<text:s/>pointer<text:s/>to<text:s/>the<text:s/>resource<text:s/>in<text:s/>the<text:s/>MapGuide<text:s/>library<text:s/>and<text:s/>is<text:s/>pointing<text:s/>to<text:s/>the<text:s/>default<text:s/>Sheboygan<text:s/>sample<text:s/>data<text:s/>set<text:s/>-<text:s/>see<text:s/>the<text:s/>MapGuide<text:s/>documentation<text:s/>for<text:s/>more<text:s/>information<text:s/>on<text:s/>creating<text:s/>MapDefinition<text:s/>resources. <text:s/>In<text:s/>a<text:s/>MapServer<text:s/>environment,<text:s/>the<text:s/>resourceId<text:s/>would<text:s/>point<text:s/>to<text:s/>a<text:s/>Map<text:s/>file.</text:span><text:span text:style-name="T9_24"><text:line-break/></text:span><text:span text:style-name="T9_25"><text:line-break/></text:span><text:span text:style-name="T9_26">The<text:s/>&lt;MapGroup&gt;<text:s/>element<text:s/>also<text:s/>includes<text:s/>an<text:s/>"id"<text:s/>element<text:s/>which<text:s/>is<text:s/>used<text:s/>to<text:s/>identify<text:s/>which<text:s/>map<text:s/>will<text:s/>be<text:s/>shown<text:s/>in<text:s/>the<text:s/>MapWidget<text:s/>(described<text:s/>below). <text:s/>A<text:s/>MapGroup<text:s/>may<text:s/>contain<text:s/>more<text:s/>than<text:s/>one<text:s/>&lt;Map&gt;<text:s/>element<text:s/>to<text:s/>allow<text:s/>for<text:s/>map<text:s/>overlays,<text:s/>see<text:s/>the<text:s/>section<text:s/>on<text:s/>Customizing<text:s/>the<text:s/>ApplicationDefinition<text:s/>file<text:s/>below<text:s/>for<text:s/>more<text:s/>information<text:s/>on<text:s/>how<text:s/>to<text:s/>do<text:s/>that.</text:span><text:span text:style-name="T9_27"><text:s/></text:span></text:p>
      <text:p text:style-name="P10"><text:span text:style-name="T10_1">b.<text:s/>the<text:s/>widgets<text:s/>in<text:s/>a<text:s/>&lt;WidgetSet&gt;<text:s/>element<text:s/>must<text:s/>include<text:s/>at<text:s/>least<text:s/>one<text:s/>&lt;MapWidget&gt;<text:s/>element,<text:s/>and<text:s/>the<text:s/>&lt;MapId&gt;<text:s/>element<text:s/>corresponds<text:s/>to<text:s/>the <text:s/>&lt;MapGroup&gt;<text:s/>id<text:s/>attribute<text:s/>of<text:s/>the<text:s/>map<text:s/>to<text:s/>be<text:s/>displayed:</text:span><text:span text:style-name="T10_2"><text:line-break/></text:span><text:span text:style-name="T10_3"><text:line-break/></text:span><text:span text:style-name="T10_4">   <text:s/>&lt;MapWidget&gt;</text:span><text:span text:style-name="T10_5"><text:line-break/></text:span><text:span text:style-name="T10_6">     <text:s/>&lt;Name&gt;map&lt;/Name&gt;</text:span><text:span text:style-name="T10_7"><text:line-break/></text:span><text:span text:style-name="T10_8">     <text:s/>&lt;Type&gt;Map&lt;/Type&gt;</text:span><text:span text:style-name="T10_9"><text:line-break/></text:span><text:span text:style-name="T10_10">     <text:s/>&lt;MapId&gt;sheboygan&lt;/MapId&gt;</text:span><text:span text:style-name="T10_11"><text:line-break/></text:span><text:span text:style-name="T10_12">   <text:s/>&lt;/MapWidget&gt;</text:span><text:span text:style-name="T10_13"><text:line-break/></text:span><text:span text:style-name="T10_14"><text:line-break/></text:span><text:span text:style-name="T10_15">Widgets<text:s/>associated<text:s/>with<text:s/>an<text:s/>HTML<text:s/>element<text:s/>through<text:s/>the<text:s/>&lt;Name&gt;<text:s/>element<text:s/>which<text:s/>must<text:s/>match<text:s/>corresponding<text:s/>id<text:s/>attributes<text:s/>of<text:s/>an<text:s/>HTML<text:s/>element. <text:s/>The<text:s/>kind<text:s/>of<text:s/>widget<text:s/>to<text:s/>create<text:s/>is<text:s/>specified<text:s/>by<text:s/>the<text:s/>&lt;Type&gt;<text:s/>element:</text:span><text:span text:style-name="T10_16"><text:line-break/></text:span><text:span text:style-name="T10_17"><text:line-break/></text:span><text:span text:style-name="T10_18">   <text:s/>&lt;Widget&gt;</text:span><text:span text:style-name="T10_19"><text:line-break/></text:span><text:span text:style-name="T10_20">     <text:s/>&lt;Name&gt;navigator&lt;/Name&gt;</text:span><text:span text:style-name="T10_21"><text:line-break/></text:span><text:span text:style-name="T10_22">     <text:s/>&lt;Type&gt;Navigator&lt;/Type&gt;</text:span><text:span text:style-name="T10_23"><text:line-break/></text:span><text:span text:style-name="T10_24">   <text:s/>&lt;/Widget&gt;</text:span><text:span text:style-name="T10_25"><text:line-break/></text:span><text:span text:style-name="T10_26">   <text:s/>&lt;Widget&gt;</text:span><text:span text:style-name="T10_27"><text:line-break/></text:span><text:span text:style-name="T10_28">     <text:s/>&lt;Name&gt;pan&lt;/Name&gt;</text:span><text:span text:style-name="T10_29"><text:line-break/></text:span><text:span text:style-name="T10_30">     <text:s/>&lt;Type&gt;Pan&lt;/Type&gt;</text:span><text:span text:style-name="T10_31"><text:line-break/></text:span><text:span text:style-name="T10_32">     <text:s/>&lt;Enabled/&gt;</text:span><text:span text:style-name="T10_33"><text:line-break/></text:span><text:span text:style-name="T10_34">   <text:s/>&lt;/Widget&gt;</text:span><text:span text:style-name="T10_35"><text:line-break/></text:span><text:span text:style-name="T10_36"><text:line-break/></text:span><text:span text:style-name="T10_37">In<text:s/>this<text:s/>case,<text:s/>the<text:s/>application<text:s/>will<text:s/>have<text:s/>a<text:s/>Navigator<text:s/>widget<text:s/>which<text:s/>includes<text:s/>zoom<text:s/>and<text:s/>pan<text:s/>functions,<text:s/>as<text:s/>well<text:s/>as<text:s/>the<text:s/>Pan<text:s/>widget,<text:s/>&lt;Enabled&gt;<text:s/>when<text:s/>the<text:s/>application<text:s/>starts<text:s/>up.</text:span><text:span text:style-name="T10_38"><text:line-break/></text:span></text:p>
      <text:p text:style-name="P11"><text:span text:style-name="T11_1">Refreshing<text:s/>your<text:s/>web<text:s/>page,<text:s/>you<text:s/>should<text:s/>now<text:s/>be<text:s/>able<text:s/>to<text:s/>see<text:s/>your<text:s/>map<text:s/>embedded<text:s/>in<text:s/>the<text:s/>page. <text:s/>There<text:s/>is<text:s/>much<text:s/>customization<text:s/>that<text:s/>can<text:s/>be<text:s/>carried<text:s/>out<text:s/>in<text:s/>terms<text:s/>of<text:s/>styling<text:s/>and<text:s/>layout<text:s/>of<text:s/>the<text:s/>template<text:s/>but<text:s/>that<text:s/>involves<text:s/>normal<text:s/>web/HTML/CSS<text:s/>development<text:s/>and<text:s/>is<text:s/>beyond<text:s/>the<text:s/>scope<text:s/>of<text:s/>this<text:s/>part<text:s/>of<text:s/>the<text:s/>tutorial.</text:span><text:span text:style-name="T11_2"><text:line-break/></text:span></text:p>
      <text:h text:style-name="P12" text:outline-level="2"><text:span text:style-name="T12_1">Full<text:s/>page<text:s/>web<text:s/>mapping<text:s/>application<text:s/></text:span></text:h>
      <text:p text:style-name="P13"><text:span text:style-name="T13_1">In<text:s/>our<text:s/>other<text:s/>use<text:s/>case,<text:s/>we<text:s/>want<text:s/>to<text:s/>create<text:s/>a<text:s/>more<text:s/>full-featured<text:s/>web<text:s/>mapping<text:s/>application<text:s/>that<text:s/>approaches<text:s/>web<text:s/>GIS<text:s/>functionality. <text:s/>The<text:s/>functional<text:s/>pieces<text:s/>of<text:s/>the<text:s/>application<text:s/>are<text:s/>exactly<text:s/>the<text:s/>same<text:s/>as<text:s/>in<text:s/>the<text:s/>simple<text:s/>map<text:s/>example<text:s/>but<text:s/>in<text:s/>this<text:s/>case<text:s/>the<text:s/>HTML<text:s/>template<text:s/>will<text:s/>fill<text:s/>the<text:s/>page<text:s/>with<text:s/>the<text:s/>map<text:s/>and<text:s/>associated<text:s/>controls. </text:span><text:span text:style-name="T13_2"><text:line-break/></text:span><text:span text:style-name="T13_3"><text:line-break/></text:span><text:span text:style-name="T13_4">We<text:s/>will<text:s/>define<text:s/>our<text:s/>page<text:s/>layout<text:s/>as<text:s/>follows:<text:s/>an<text:s/>area<text:s/>along<text:s/>the<text:s/>top<text:s/>for<text:s/>a<text:s/>page<text:s/>header<text:s/>to<text:s/>display<text:s/>static<text:s/>content<text:s/>(company<text:s/>logos<text:s/>and<text:s/>other<text:s/>information)<text:s/>which<text:s/>will<text:s/>be<text:s/>100<text:s/>pixels<text:s/>high. <text:s/>The<text:s/>bottom<text:s/>of<text:s/>the<text:s/>page<text:s/>will<text:s/>be<text:s/>split<text:s/>into<text:s/>2<text:s/>columns:<text:s/>a<text:s/>narrow<text:s/>left<text:s/>column<text:s/>for<text:s/>the<text:s/>legend<text:s/>and<text:s/>various<text:s/>information<text:s/>displays<text:s/>relating<text:s/>to<text:s/>the<text:s/>map<text:s/>and<text:s/>a<text:s/>larger<text:s/>right<text:s/>hand<text:s/>column<text:s/>for<text:s/>the<text:s/>actual<text:s/>map<text:s/>display. </text:span><text:span text:style-name="T13_5"><text:line-break/></text:span><text:span text:style-name="T13_6"><text:line-break/></text:span><text:span text:style-name="T13_7">To<text:s/>achieve<text:s/>this<text:s/>layout<text:s/>we<text:s/>will<text:s/>use<text:s/>the<text:s/>Jx<text:s/>library<text:s/>(which<text:s/>is<text:s/>built<text:s/>on<text:s/>MooTools<text:s/>and<text:s/>included<text:s/>in<text:s/>the<text:s/>FUsion<text:s/>distribution)<text:s/>to<text:s/>provide<text:s/>the<text:s/>page<text:s/>layout<text:s/>and<text:s/>chrome<text:s/>elements<text:s/>for<text:s/>the<text:s/>page<text:s/>(e.g.<text:s/>buttons,<text:s/>menus,<text:s/>etc.<text:s/>). <text:s/>This<text:s/>tutorial<text:s/>is<text:s/>not<text:s/>intended<text:s/>to<text:s/>be<text:s/>a<text:s/>comprehensive<text:s/>Jx<text:s/>tutorial<text:s/>but<text:s/>we<text:s/>will<text:s/>show<text:s/>a<text:s/>basic<text:s/>page<text:s/>layout<text:s/>strategy<text:s/>using<text:s/>Jx. <text:s/>For<text:s/>more<text:s/>complete<text:s/>documentation<text:s/>on<text:s/>Jx,<text:s/>please<text:s/>visit<text:s/>the<text:s/>Jx<text:s/>library<text:s/>home<text:s/>page<text:s/>at<text:s/>http://jxlib.org/</text:span><text:span text:style-name="T13_8"><text:line-break/></text:span><text:span text:style-name="T13_9"><text:line-break/></text:span><text:span text:style-name="T13_10">1.<text:s/>The<text:s/>starting<text:s/>point<text:s/>for<text:s/>this<text:s/>tutorial<text:s/>will<text:s/>be<text:s/>the<text:s/>following<text:s/>bare-bones<text:s/>template:</text:span><text:span text:style-name="T13_11"><text:line-break/></text:span></text:p>
      <text:p text:style-name="P14"><text:span text:style-name="T14_1">&lt;!DOCTYPE<text:s/>HTML<text:s/>PUBLIC<text:s/>"-//W3C//DTD<text:s/>XHTML<text:s/>1.0<text:s/>Transitional//EN"<text:s/>"http://www.w3.org/TR/xhtml1/DTD/xhtml1-transitional.dtd"&gt;</text:span><text:span text:style-name="T14_2"><text:line-break/></text:span><text:span text:style-name="T14_3">&lt;html<text:s/>xmlns="http://www.w3.org/1999/xhtml"&gt;</text:span><text:span text:style-name="T14_4"><text:line-break/></text:span><text:span text:style-name="T14_5"> <text:s/>&lt;head&gt;</text:span><text:span text:style-name="T14_6"><text:line-break/></text:span><text:span text:style-name="T14_7">     <text:s/>&lt;title&gt;Fusion<text:s/>Web<text:s/>Mapping<text:s/>Tutorial&lt;/title&gt;</text:span><text:span text:style-name="T14_8"><text:line-break/></text:span><text:span text:style-name="T14_9"> <text:s/>&lt;/head&gt;</text:span><text:span text:style-name="T14_10"><text:line-break/></text:span><text:span text:style-name="T14_11"> <text:s/>&lt;body&gt;</text:span><text:span text:style-name="T14_12"><text:line-break/></text:span><text:span text:style-name="T14_13">  <text:s/> Fusion<text:s/>Tutorial<text:s/>Application</text:span><text:span text:style-name="T14_14"><text:line-break/></text:span><text:span text:style-name="T14_15"> <text:s/>&lt;/body&gt;</text:span><text:span text:style-name="T14_16"><text:line-break/></text:span><text:span text:style-name="T14_17">&lt;/html&gt;</text:span><text:span text:style-name="T14_18"><text:s/></text:span></text:p>
      <text:p text:style-name="P15"><text:span text:style-name="T15_1"><text:line-break/></text:span><text:span text:style-name="T15_2">2.<text:s/>Add<text:s/>the<text:s/>following<text:s/>HTML<text:s/>elements<text:s/>to<text:s/>the<text:s/>page<text:s/>&lt;body&gt;<text:s/>element<text:s/>which<text:s/>will<text:s/>divide<text:s/>the<text:s/>page<text:s/>into<text:s/>the<text:s/>header<text:s/>area<text:s/>and<text:s/>an<text:s/>area<text:s/>below<text:s/>it:</text:span><text:span text:style-name="T15_3"><text:line-break/></text:span></text:p>
      <text:p text:style-name="P16"><text:span text:style-name="T16_1"> <text:s/>&lt;div<text:s/>id="thePage"&gt;</text:span><text:span text:style-name="T16_2"><text:line-break/></text:span><text:span text:style-name="T16_3">   <text:s/>&lt;div<text:s/>id="header"&gt;</text:span><text:span text:style-name="T16_4"><text:line-break/></text:span><text:span text:style-name="T16_5">     <text:s/>Fusion<text:s/>Tutorial<text:s/>Application</text:span><text:span text:style-name="T16_6"><text:line-break/></text:span><text:span text:style-name="T16_7">   <text:s/>&lt;/div&gt;</text:span><text:span text:style-name="T16_8"><text:line-break/></text:span><text:span text:style-name="T16_9">   <text:s/>&lt;div<text:s/>id="main"&gt;</text:span><text:span text:style-name="T16_10"><text:line-break/></text:span><text:span text:style-name="T16_11">   <text:s/>&lt;/div&gt;</text:span><text:span text:style-name="T16_12"><text:line-break/></text:span><text:span text:style-name="T16_13"> <text:s/>&lt;/div&gt;</text:span><text:span text:style-name="T16_14"><text:s/></text:span></text:p>
      <text:p text:style-name="P17"><text:span text:style-name="T17_1"><text:line-break/></text:span><text:span text:style-name="T17_2">Also<text:s/>add<text:s/>the<text:s/>following<text:s/>to<text:s/>the<text:s/>template<text:s/>&lt;head&gt;<text:s/>element:</text:span><text:span text:style-name="T17_3"><text:line-break/></text:span><text:span text:style-name="T17_4"><text:line-break/></text:span><text:span text:style-name="T17_5">     <text:s/>&lt;link<text:s/>rel="stylesheet"<text:s/>type="text/css"<text:s/>href="crispin/jxtheme.css"/&gt;</text:span><text:span text:style-name="T17_6"><text:line-break/></text:span><text:span text:style-name="T17_7">     <text:s/>&lt;link<text:s/>rel="stylesheet"<text:s/>type="text/css"<text:s/>href="icons.css"/&gt;</text:span><text:span text:style-name="T17_8"><text:line-break/></text:span><text:span text:style-name="T17_9">     <text:s/>&lt;script<text:s/>src="/mapguide/fusionTrunk/lib/fusion.js"&gt;&lt;/script&gt;</text:span><text:span text:style-name="T17_10"><text:line-break/></text:span><text:span text:style-name="T17_11">     <text:s/>&lt;script<text:s/>type="text/javascript"&gt;</text:span><text:span text:style-name="T17_12"><text:line-break/></text:span><text:span text:style-name="T17_13">       <text:s/>window.onload<text:s/>=<text:s/>function()<text:s/>{</text:span><text:span text:style-name="T17_14"><text:line-break/></text:span><text:span text:style-name="T17_15">         <text:s/>//do<text:s/>Jx<text:s/>Layouts</text:span><text:span text:style-name="T17_16"><text:line-break/></text:span><text:span text:style-name="T17_17">         <text:s/>new<text:s/>Jx.Layout('thePage');</text:span><text:span text:style-name="T17_18"><text:line-break/></text:span><text:span text:style-name="T17_19">         <text:s/>new<text:s/>Jx.Layout('header',<text:s/>{bottom:<text:s/>null,<text:s/>height:<text:s/>50});</text:span><text:span text:style-name="T17_20"><text:line-break/></text:span><text:span text:style-name="T17_21">         <text:s/>new<text:s/>Jx.Layout('main',<text:s/>{top:<text:s/>50,<text:s/>bottom:<text:s/>null});</text:span><text:span text:style-name="T17_22"><text:line-break/></text:span><text:span text:style-name="T17_23">         <text:s/>$('thePage').resize();</text:span><text:span text:style-name="T17_24"><text:line-break/></text:span><text:span text:style-name="T17_25">       <text:s/>}</text:span><text:span text:style-name="T17_26"><text:line-break/></text:span><text:span text:style-name="T17_27">     <text:s/>&lt;/script&gt;</text:span><text:span text:style-name="T17_28"><text:line-break/></text:span><text:span text:style-name="T17_29"><text:line-break/></text:span><text:span text:style-name="T17_30">We<text:s/>are<text:s/>including<text:s/>the<text:s/>Fusion<text:s/>library<text:s/>at<text:s/>this<text:s/>point<text:s/>(but<text:s/>not<text:s/>initializing<text:s/>it)<text:s/>because<text:s/>this<text:s/>will<text:s/>also<text:s/>load<text:s/>the<text:s/>Jx<text:s/>library. <text:s/>Jx<text:s/>requires<text:s/>some<text:s/>CSS<text:s/>to<text:s/>work<text:s/>properly<text:s/>so<text:s/>we<text:s/>are<text:s/>also<text:s/>loading<text:s/>with<text:s/>the<text:s/>'Crispin'<text:s/>theme<text:s/>through<text:s/>the<text:s/>stylesheet<text:s/>&lt;link&gt;<text:s/>element. <text:s/>The<text:s/>icons.css<text:s/>file<text:s/>essentially<text:s/>defines<text:s/>CSS<text:s/>image<text:s/>offsets<text:s/>for<text:s/>toolbar<text:s/>icons<text:s/>that<text:s/>are<text:s/>contained<text:s/>in<text:s/>a<text:s/>single<text:s/>image<text:s/>sprite<text:s/>and<text:s/>referenced<text:s/>by<text:s/>the<text:s/>&lt;ImageClass&gt;<text:s/>and<text:s/>&lt;ImageUrl&gt;<text:s/>properties<text:s/>for<text:s/>each<text:s/>widget<text:s/>in<text:s/>the<text:s/>ApplicationDefinition. <text:s/>Having<text:s/>all<text:s/>icons<text:s/>load<text:s/>as<text:s/>a<text:s/>single<text:s/>file<text:s/>helps<text:s/>with<text:s/>page<text:s/>loading<text:s/>performance.</text:span><text:span text:style-name="T17_31"><text:line-break/></text:span><text:span text:style-name="T17_32"><text:line-break/></text:span><text:span text:style-name="T17_33">As<text:s/>with<text:s/>the<text:s/>simple<text:s/>example,<text:s/>we<text:s/>need<text:s/>to<text:s/>wait<text:s/>until<text:s/>the<text:s/>page<text:s/>has<text:s/>loaded<text:s/>before<text:s/>we<text:s/>can<text:s/>proceed<text:s/>with<text:s/>calling<text:s/>JavaScript<text:s/>methods<text:s/>from<text:s/>the<text:s/>library<text:s/>so<text:s/>the<text:s/>page<text:s/>layout<text:s/>methods<text:s/>are<text:s/>called<text:s/>from<text:s/>the<text:s/>page<text:s/>onload<text:s/>callback.  </text:span><text:span text:style-name="T17_34"><text:line-break/></text:span><text:span text:style-name="T17_35"><text:line-break/></text:span><text:span text:style-name="T17_36">A<text:s/>Jx.Layout<text:s/>wraps<text:s/>an<text:s/>existing<text:s/>DOM<text:s/>element<text:s/>(typically<text:s/>a<text:s/>div)<text:s/>and<text:s/>provides<text:s/>extra<text:s/>functionality<text:s/>for<text:s/>sizing<text:s/>that<text:s/>element<text:s/>within<text:s/>its<text:s/>parent. <text:s/>It<text:s/>helps<text:s/>for<text:s/>automatically<text:s/>sizing<text:s/>elements<text:s/>within<text:s/>certain<text:s/>constraints. <text:s/>In<text:s/>our<text:s/>example,<text:s/>"thePage"<text:s/>element<text:s/>has<text:s/>no<text:s/>constraints<text:s/>and<text:s/>so<text:s/>will<text:s/>fill<text:s/>the<text:s/>entire<text:s/>page<text:s/>and<text:s/>any<text:s/>contained<text:s/>layouts<text:s/>will<text:s/>be<text:s/>resized<text:s/>to<text:s/>fit<text:s/>within<text:s/>that<text:s/>layout. <text:s/>We<text:s/>include<text:s/>the<text:s/>header<text:s/>element<text:s/>and<text:s/>constrain<text:s/>it<text:s/>to<text:s/>have<text:s/>a<text:s/>height<text:s/>of<text:s/>100<text:s/>pixels,<text:s/>and<text:s/>we<text:s/>include<text:s/>the<text:s/>'main'<text:s/>element<text:s/>and<text:s/>constrain<text:s/>it<text:s/>so<text:s/>that<text:s/>the<text:s/>top<text:s/>of<text:s/>the<text:s/>div<text:s/>will<text:s/>be<text:s/>at<text:s/>100<text:s/>pixels,<text:s/>ie.<text:s/>along<text:s/>the<text:s/>bottom<text:s/>edge<text:s/>of<text:s/>the<text:s/>'header'<text:s/>element. <text:s/>Finally,<text:s/>once<text:s/>layouts<text:s/>have<text:s/>been<text:s/>assigned<text:s/>to<text:s/>the<text:s/>elements<text:s/>in<text:s/>the<text:s/>page,<text:s/>we<text:s/>need<text:s/>to<text:s/>call<text:s/>'resize()'<text:s/>on<text:s/>the<text:s/>top<text:s/>level<text:s/>element<text:s/>to<text:s/>make<text:s/>it<text:s/>fit<text:s/>the<text:s/>page<text:s/>and<text:s/>to<text:s/>propagate<text:s/>automatic<text:s/>resizing<text:s/>to<text:s/>all<text:s/>it's<text:s/>child<text:s/>layouts.</text:span><text:span text:style-name="T17_37"><text:line-break/></text:span><text:span text:style-name="T17_38"><text:line-break/></text:span><text:span text:style-name="T17_39">3.<text:s/>Now<text:s/>we<text:s/>will<text:s/>split<text:s/>the<text:s/>main<text:s/>layout<text:s/>area<text:s/>into<text:s/>2<text:s/>columns. <text:s/>To<text:s/>accomplish<text:s/>this,<text:s/>add<text:s/>&lt;div&gt;<text:s/>elements<text:s/>for<text:s/>the<text:s/>columns<text:s/>inside<text:s/>the<text:s/>'main'<text:s/>element:</text:span><text:span text:style-name="T17_40"><text:line-break/></text:span><text:span text:style-name="T17_41"><text:line-break/></text:span><text:span text:style-name="T17_42">   <text:s/>&lt;div<text:s/>id="main"&gt;</text:span><text:span text:style-name="T17_43"><text:line-break/></text:span><text:span text:style-name="T17_44">     <text:s/>&lt;div<text:s/>id="leftColumn"&gt;&lt;/div&gt;</text:span><text:span text:style-name="T17_45"><text:line-break/></text:span><text:span text:style-name="T17_46">     <text:s/>&lt;div<text:s/>id="rightColumn"&gt;&lt;/div&gt;</text:span><text:span text:style-name="T17_47"><text:line-break/></text:span><text:span text:style-name="T17_48">   <text:s/>&lt;/div&gt;</text:span><text:span text:style-name="T17_49"><text:line-break/></text:span><text:span text:style-name="T17_50"><text:line-break/></text:span><text:span text:style-name="T17_51">Then<text:s/>we<text:s/>can<text:s/>insert<text:s/>a<text:s/>Jx.Splitter<text:s/>to<text:s/>give<text:s/>the<text:s/>columns<text:s/>an<text:s/>initial<text:s/>size<text:s/>in<text:s/>the<text:s/>onload<text:s/>method<text:s/>(note<text:s/>we<text:s/>also<text:s/>assign<text:s/>the<text:s/>'main'<text:s/>Layout<text:s/>object<text:s/>to<text:s/>a<text:s/>variable):</text:span><text:span text:style-name="T17_52"><text:line-break/></text:span><text:span text:style-name="T17_53"><text:line-break/></text:span><text:span text:style-name="T17_54">         <text:s/>var<text:s/>mainFrame<text:s/>=<text:s/>new<text:s/>Jx.Layout('main',<text:s/>{top:<text:s/>100,<text:s/>bottom:<text:s/>null});</text:span><text:span text:style-name="T17_55"><text:line-break/></text:span><text:span text:style-name="T17_56">         <text:s/>var<text:s/>splitter<text:s/>=<text:s/>new<text:s/>Jx.Splitter(mainFrame.domObj,<text:s/>{</text:span><text:span text:style-name="T17_57"><text:line-break/></text:span><text:span text:style-name="T17_58">             <text:s/>elements:<text:s/>[$('leftColumn'),<text:s/>$('rightColumn')],</text:span><text:span text:style-name="T17_59"><text:line-break/></text:span><text:span text:style-name="T17_60">             <text:s/>containerOptions:<text:s/>[{width:200},null]</text:span><text:span text:style-name="T17_61"><text:line-break/></text:span><text:span text:style-name="T17_62">         <text:s/>});</text:span><text:span text:style-name="T17_63"><text:line-break/></text:span><text:span text:style-name="T17_64"> </text:span><text:span text:style-name="T17_65"><text:line-break/></text:span><text:span text:style-name="T17_66">The<text:s/>'elements'<text:s/>array<text:s/>in<text:s/>the<text:s/>options<text:s/>specifies<text:s/>the<text:s/>HTML<text:s/>elements<text:s/>that<text:s/>mak<text:s/>up<text:s/>the<text:s/>2<text:s/>sides<text:s/>of<text:s/>the<text:s/>splitter. <text:s/>The<text:s/>'containerOptions'<text:s/>option<text:s/>in<text:s/>the<text:s/>constructor<text:s/>specifies<text:s/>an<text:s/>initial<text:s/>width<text:s/>for<text:s/>the<text:s/>first<text:s/>element<text:s/>('leftColumn')<text:s/>of<text:s/>200<text:s/>pixels. <text:s/>Note<text:s/>that<text:s/>a<text:s/>Splitter<text:s/>can<text:s/>be<text:s/>used<text:s/>to<text:s/>resize<text:s/>the<text:s/>columns<text:s/>by<text:s/>a<text:s/>click<text:s/>and<text:s/>drag<text:s/>action<text:s/>on<text:s/>the<text:s/>splitter<text:s/>bar. <text:s/>Also,<text:s/>just<text:s/>for<text:s/>this<text:s/>step,<text:s/>we<text:s/>can<text:s/>assign<text:s/>background<text:s/>colours<text:s/>to<text:s/>the<text:s/>main<text:s/>content<text:s/>areas<text:s/>so<text:s/>we<text:s/>can<text:s/>distinguish<text:s/>them<text:s/>better<text:s/>with<text:s/>the<text:s/>following<text:s/>CSS<text:s/>to<text:s/>be<text:s/>inserted<text:s/>in<text:s/>the<text:s/>&lt;head&gt;<text:s/>element:</text:span><text:span text:style-name="T17_67"><text:line-break/></text:span><text:span text:style-name="T17_68">     <text:s/>&lt;style<text:s/>type="text/css"&gt;</text:span><text:span text:style-name="T17_69"><text:line-break/></text:span><text:span text:style-name="T17_70">       <text:s/>#header<text:s/>{</text:span><text:span text:style-name="T17_71"><text:line-break/></text:span><text:span text:style-name="T17_72">         <text:s/>background-color:<text:s/>olive;</text:span><text:span text:style-name="T17_73"><text:line-break/></text:span><text:span text:style-name="T17_74">       <text:s/>}</text:span><text:span text:style-name="T17_75"><text:line-break/></text:span><text:span text:style-name="T17_76">       <text:s/>#leftColumn<text:s/>{</text:span><text:span text:style-name="T17_77"><text:line-break/></text:span><text:span text:style-name="T17_78">         <text:s/>background-color:<text:s/>yellow;</text:span><text:span text:style-name="T17_79"><text:line-break/></text:span><text:span text:style-name="T17_80">       <text:s/>}</text:span><text:span text:style-name="T17_81"><text:line-break/></text:span><text:span text:style-name="T17_82">       <text:s/>#rightColumn<text:s/>{</text:span><text:span text:style-name="T17_83"><text:line-break/></text:span><text:span text:style-name="T17_84">         <text:s/>background-color:<text:s/>cyan;</text:span><text:span text:style-name="T17_85"><text:line-break/></text:span><text:span text:style-name="T17_86">       <text:s/>}</text:span><text:span text:style-name="T17_87"><text:line-break/></text:span><text:span text:style-name="T17_88">     <text:s/>&lt;/style&gt;</text:span><text:span text:style-name="T17_89"><text:line-break/></text:span><text:span text:style-name="T17_90"><text:line-break/></text:span><text:span text:style-name="T17_91">4.<text:s/>Now<text:s/>we<text:s/>can<text:s/>prepare<text:s/>the<text:s/>map<text:s/>area<text:s/>and<text:s/>some<text:s/>of<text:s/>the<text:s/>map<text:s/>widgets<text:s/>as<text:s/>a<text:s/>Jx.Panel<text:s/>inserted<text:s/>in<text:s/>the<text:s/>right-hand<text:s/>column. <text:s/>A<text:s/>panel<text:s/>is<text:s/>a<text:s/>fundamental<text:s/>container<text:s/>object<text:s/>that<text:s/>has<text:s/>a<text:s/>content<text:s/>area<text:s/>and<text:s/>optional<text:s/>toolbars<text:s/>and<text:s/>title<text:s/>bar<text:s/>around<text:s/>the<text:s/>content<text:s/>area. <text:s/>Customization<text:s/>of<text:s/>the<text:s/>widgets<text:s/>in<text:s/>the<text:s/>ApplicationDefinition<text:s/>file<text:s/>will<text:s/>be<text:s/>addressed<text:s/>in<text:s/>a<text:s/>later<text:s/>step.</text:span><text:span text:style-name="T17_92"><text:line-break/></text:span><text:span text:style-name="T17_93"><text:line-break/></text:span><text:span text:style-name="T17_94">First,<text:s/>remove<text:s/>most<text:s/>of<text:s/>the<text:s/>inline<text:s/>CSS<text:s/>above<text:s/>and<text:s/>replace<text:s/>it<text:s/>with<text:s/>to<text:s/>give<text:s/>the<text:s/>page<text:s/>title<text:s/>more<text:s/>prominence:</text:span><text:span text:style-name="T17_95"><text:line-break/></text:span><text:span text:style-name="T17_96">     <text:s/>&lt;style<text:s/>type="text/css"&gt;</text:span><text:span text:style-name="T17_97"><text:line-break/></text:span><text:span text:style-name="T17_98">     <text:s/>#header<text:s/>{</text:span><text:span text:style-name="T17_99"><text:s/></text:span></text:p>
      <text:p text:style-name="P18"><text:span text:style-name="T18_1">       <text:s/>font-weight:<text:s/>bold;</text:span><text:span text:style-name="T18_2"><text:line-break/></text:span><text:span text:style-name="T18_3">       <text:s/>font-size:<text:s/>20pt;</text:span><text:span text:style-name="T18_4"><text:line-break/></text:span><text:span text:style-name="T18_5">       <text:s/>font-family:<text:s/>Arial,<text:s/>Helvetica,<text:s/>sans-serif;</text:span><text:span text:style-name="T18_6"><text:s/></text:span></text:p>
      <text:p text:style-name="P19"><text:span text:style-name="T19_1">     <text:s/>}</text:span><text:span text:style-name="T19_2"><text:s/></text:span></text:p>
      <text:p text:style-name="P20"><text:span text:style-name="T20_1">     <text:s/>&lt;/style&gt;</text:span><text:span text:style-name="T20_2"><text:line-break/></text:span><text:span text:style-name="T20_3"><text:line-break/></text:span><text:span text:style-name="T20_4">Next,<text:s/>add<text:s/>in<text:s/>HTML<text:s/>elements<text:s/>for<text:s/>some<text:s/>widgets<text:s/>to<text:s/>the<text:s/>'rightColumn'<text:s/>div:</text:span><text:span text:style-name="T20_5"><text:line-break/></text:span><text:span text:style-name="T20_6"><text:line-break/></text:span><text:span text:style-name="T20_7">     <text:s/>&lt;div<text:s/>id="rightColumn"&gt;</text:span><text:span text:style-name="T20_8"><text:line-break/></text:span><text:span text:style-name="T20_9">       <text:s/>&lt;div<text:s/>id="scalebar"&gt;&lt;/div&gt;</text:span><text:span text:style-name="T20_10"><text:line-break/></text:span><text:span text:style-name="T20_11">       <text:s/>&lt;div<text:s/>id="mapTip"&gt;&lt;/div&gt;</text:span><text:span text:style-name="T20_12"><text:line-break/></text:span><text:span text:style-name="T20_13">       <text:s/>&lt;div<text:s/>id="navigator"&gt;&lt;/div&gt;</text:span><text:span text:style-name="T20_14"><text:line-break/></text:span><text:span text:style-name="T20_15">     <text:s/>&lt;/div&gt;</text:span><text:span text:style-name="T20_16"><text:line-break/></text:span><text:span text:style-name="T20_17"><text:line-break/></text:span><text:span text:style-name="T20_18">Next,<text:s/>create<text:s/>a<text:s/>navigation<text:s/>toolbar<text:s/>which<text:s/>will<text:s/>be<text:s/>placed<text:s/>along<text:s/>the<text:s/>top<text:s/>of<text:s/>the<text:s/>panel. <text:s/>The<text:s/>'id'<text:s/>property<text:s/>is<text:s/>used<text:s/>to<text:s/>associate<text:s/>this<text:s/>toolbar<text:s/>with<text:s/>a<text:s/>&lt;Container&gt;<text:s/>element<text:s/>in<text:s/>the<text:s/>ApplicationDefinition<text:s/>file.</text:span><text:span text:style-name="T20_19"><text:line-break/></text:span><text:span text:style-name="T20_20"><text:line-break/></text:span><text:span text:style-name="T20_21">         <text:s/>var<text:s/>navBar<text:s/>=<text:s/>new<text:s/>Jx.Toolbar({</text:span><text:span text:style-name="T20_22"><text:line-break/></text:span><text:span text:style-name="T20_23">             <text:s/>id:<text:s/>'navigationToolbar',</text:span><text:span text:style-name="T20_24"><text:line-break/></text:span><text:span text:style-name="T20_25">             <text:s/>scroll:<text:s/>false,</text:span><text:span text:style-name="T20_26"><text:line-break/></text:span><text:span text:style-name="T20_27">             <text:s/>position:'top'</text:span><text:span text:style-name="T20_28"><text:line-break/></text:span><text:span text:style-name="T20_29">         <text:s/>});</text:span><text:span text:style-name="T20_30"><text:line-break/></text:span><text:span text:style-name="T20_31">       </text:span><text:span text:style-name="T20_32"><text:line-break/></text:span><text:span text:style-name="T20_33"><text:line-break/></text:span><text:span text:style-name="T20_34">Now<text:s/>create<text:s/>the<text:s/>map<text:s/>panel<text:s/>and<text:s/>associate<text:s/>the<text:s/>elements<text:s/>and<text:s/>toolbars<text:s/>which<text:s/>will<text:s/>be<text:s/>populated<text:s/>by<text:s/>the<text:s/>widgets<text:s/>in<text:s/>the<text:s/>ApplicationDefinition<text:s/>file.</text:span><text:span text:style-name="T20_35"><text:line-break/></text:span><text:span text:style-name="T20_36"><text:line-break/></text:span><text:span text:style-name="T20_37">         <text:s/>/*<text:s/>create<text:s/>panels<text:s/>*/</text:span><text:span text:style-name="T20_38"><text:line-break/></text:span><text:span text:style-name="T20_39">         <text:s/>var<text:s/>mapPanel<text:s/>=<text:s/>new<text:s/>Jx.Panel({</text:span><text:span text:style-name="T20_40"><text:line-break/></text:span><text:span text:style-name="T20_41">             <text:s/>id:<text:s/>'mapPanel',</text:span><text:span text:style-name="T20_42"><text:line-break/></text:span><text:span text:style-name="T20_43">             <text:s/>contentId:<text:s/>'map',</text:span><text:span text:style-name="T20_44"><text:line-break/></text:span><text:span text:style-name="T20_45">             <text:s/>hideTitle:<text:s/>true,</text:span><text:span text:style-name="T20_46"><text:line-break/></text:span><text:span text:style-name="T20_47">             <text:s/>toolbars:<text:s/>[navBar]</text:span><text:span text:style-name="T20_48"><text:line-break/></text:span><text:span text:style-name="T20_49">         <text:s/>}).addTo('rightColumn');</text:span><text:span text:style-name="T20_50"><text:line-break/></text:span><text:span text:style-name="T20_51">         <text:s/>mapPanel.content.appendChild($('scalebar'));</text:span><text:span text:style-name="T20_52"><text:line-break/></text:span><text:span text:style-name="T20_53">         <text:s/>mapPanel.content.appendChild($('mapTip'));</text:span><text:span text:style-name="T20_54"><text:line-break/></text:span><text:span text:style-name="T20_55">         <text:s/>mapPanel.content.appendChild($('navigator'));</text:span><text:span text:style-name="T20_56"><text:line-break/></text:span><text:span text:style-name="T20_57"><text:line-break/></text:span><text:span text:style-name="T20_58">The<text:s/>'contentId'<text:s/>property<text:s/>tells<text:s/>Jx<text:s/>to<text:s/>create<text:s/>a<text:s/>new<text:s/>div<text:s/>element<text:s/>with<text:s/>an<text:s/>id<text:s/>of<text:s/>'map'<text:s/>which<text:s/>will<text:s/>be<text:s/>associated<text:s/>with<text:s/>the<text:s/>Fusion<text:s/>MapWidget<text:s/>through<text:s/>the<text:s/>ApplicationDefinition. <text:s/>And<text:s/>now<text:s/>that<text:s/>we<text:s/>have<text:s/>a<text:s/>map<text:s/>container<text:s/>we<text:s/>can<text:s/>also<text:s/>initialize<text:s/>Fusion<text:s/>itself<text:s/>with<text:s/>a<text:s/>call<text:s/>like:</text:span><text:span text:style-name="T20_59"><text:line-break/></text:span><text:span text:style-name="T20_60"><text:line-break/></text:span><text:span text:style-name="T20_61">         <text:s/>Fusion.initialize();</text:span><text:span text:style-name="T20_62"><text:line-break/></text:span><text:span text:style-name="T20_63"><text:line-break/></text:span><text:span text:style-name="T20_64">5.<text:s/>In<text:s/>the<text:s/>left<text:s/>column<text:s/>we<text:s/>would<text:s/>like<text:s/>to<text:s/>have<text:s/>several<text:s/>tabs<text:s/>to<text:s/>show<text:s/>various<text:s/>widgets,<text:s/>e.g.<text:s/>a<text:s/>legend,<text:s/>map<text:s/>query<text:s/>results,<text:s/>etc.</text:span><text:span text:style-name="T20_65"><text:line-break/></text:span><text:span text:style-name="T20_66"><text:line-break/></text:span><text:span text:style-name="T20_67">         <text:s/>/*<text:s/>create<text:s/>a<text:s/>TabBox<text:s/>in<text:s/>the<text:s/>left<text:s/>column<text:s/>*/</text:span><text:span text:style-name="T20_68"><text:line-break/></text:span><text:span text:style-name="T20_69">         <text:s/>var<text:s/>leftColumn<text:s/>=<text:s/>new<text:s/>Jx.TabBox({</text:span><text:span text:style-name="T20_70"><text:line-break/></text:span><text:span text:style-name="T20_71">             <text:s/>id:<text:s/>'leftColumn',</text:span><text:span text:style-name="T20_72"><text:line-break/></text:span><text:span text:style-name="T20_73">             <text:s/>scroll:<text:s/>true</text:span><text:span text:style-name="T20_74"><text:line-break/></text:span><text:span text:style-name="T20_75">         <text:s/>}).addTo('leftColumn');</text:span><text:span text:style-name="T20_76"><text:line-break/></text:span><text:span text:style-name="T20_77">        <text:s/> </text:span><text:span text:style-name="T20_78"><text:line-break/></text:span><text:span text:style-name="T20_79">         <text:s/>var<text:s/>legendPanel<text:s/>=<text:s/>new<text:s/>Jx.Panel({</text:span><text:span text:style-name="T20_80"><text:line-break/></text:span><text:span text:style-name="T20_81">             <text:s/>contentId:<text:s/>'legend',</text:span><text:span text:style-name="T20_82"><text:line-break/></text:span><text:span text:style-name="T20_83">             <text:s/>hideTitle:<text:s/>true</text:span><text:span text:style-name="T20_84"><text:line-break/></text:span><text:span text:style-name="T20_85">         <text:s/>});</text:span><text:span text:style-name="T20_86"><text:line-break/></text:span><text:span text:style-name="T20_87">        <text:s/> </text:span><text:span text:style-name="T20_88"><text:line-break/></text:span><text:span text:style-name="T20_89">         <text:s/>var<text:s/>selectionPanel<text:s/>=<text:s/>new<text:s/>Jx.Panel({</text:span><text:span text:style-name="T20_90"><text:line-break/></text:span><text:span text:style-name="T20_91">             <text:s/>contentId:<text:s/>'selectionPanel',</text:span><text:span text:style-name="T20_92"><text:line-break/></text:span><text:span text:style-name="T20_93">             <text:s/>hideTitle:<text:s/>true</text:span><text:span text:style-name="T20_94"><text:line-break/></text:span><text:span text:style-name="T20_95">         <text:s/>});</text:span><text:span text:style-name="T20_96"><text:line-break/></text:span><text:span text:style-name="T20_97">        <text:s/> </text:span><text:span text:style-name="T20_98"><text:line-break/></text:span><text:span text:style-name="T20_99">         <text:s/>leftColumn.add(</text:span><text:span text:style-name="T20_100"><text:line-break/></text:span><text:span text:style-name="T20_101">             <text:s/>new<text:s/>Jx.Button.Tab({label:<text:s/>'Legend',<text:s/>content:<text:s/>legendPanel}),</text:span><text:span text:style-name="T20_102"><text:line-break/></text:span><text:span text:style-name="T20_103">             <text:s/>new<text:s/>Jx.Button.Tab({label:<text:s/>'Selection',<text:s/>content:<text:s/>selectionPanel})</text:span><text:span text:style-name="T20_104"><text:line-break/></text:span><text:span text:style-name="T20_105">         <text:s/>);</text:span><text:span text:style-name="T20_106"><text:line-break/></text:span><text:span text:style-name="T20_107">        <text:s/> </text:span><text:span text:style-name="T20_108"><text:line-break/></text:span><text:span text:style-name="T20_109">First,<text:s/>we<text:s/>create<text:s/>a<text:s/>Jx.TabBox<text:s/>which<text:s/>will<text:s/>have<text:s/>a<text:s/>content<text:s/>area<text:s/>and<text:s/>some<text:s/>tabs<text:s/>to<text:s/>switch<text:s/>between<text:s/>various<text:s/>content<text:s/>areas. <text:s/>Then<text:s/>we<text:s/>can<text:s/>create<text:s/>some<text:s/>panels<text:s/>for<text:s/>the<text:s/>Legend<text:s/>and<text:s/>SelectionInfo<text:s/>widgets<text:s/>and<text:s/>then<text:s/>add<text:s/>them<text:s/>to<text:s/>the<text:s/>'leftColumn<text:s/>TabBox. <text:s/>The<text:s/>'label'<text:s/>property<text:s/>is<text:s/>the<text:s/>label<text:s/>on<text:s/>the<text:s/>tab<text:s/>and<text:s/>each<text:s/>panel<text:s/>will<text:s/>have<text:s/>an<text:s/>'id'<text:s/>property<text:s/>that<text:s/>can<text:s/>be<text:s/>used<text:s/>to<text:s/>associate<text:s/>with<text:s/>a<text:s/>widget.</text:span><text:span text:style-name="T20_110"><text:line-break/></text:span><text:span text:style-name="T20_111"><text:line-break/></text:span><text:span text:style-name="T20_112">All<text:s/>of<text:s/>the<text:s/>above<text:s/>steps<text:s/>will<text:s/>work<text:s/>with<text:s/>the<text:s/>provided<text:s/>ApplicationDefinition.xml<text:s/>feil. <text:s/>If<text:s/>Fusion<text:s/>can't<text:s/>associate<text:s/>a<text:s/>widget<text:s/>with<text:s/>an<text:s/>HTML<text:s/>DOM<text:s/>element,<text:s/>it<text:s/>will<text:s/>silently<text:s/>skip<text:s/>creating<text:s/>that<text:s/>widget<text:s/>.</text:span><text:span text:style-name="T20_113"><text:line-break/></text:span><text:span text:style-name="T20_114"><text:line-break/></text:span><text:span text:style-name="T20_115">Now<text:s/>you<text:s/>should<text:s/>be<text:s/>able<text:s/>to<text:s/>reload<text:s/>the<text:s/>page<text:s/>and<text:s/>you<text:s/>should<text:s/>see<text:s/>a<text:s/>fully<text:s/>functional<text:s/>web<text:s/>mapping<text:s/>application.</text:span><text:span text:style-name="T20_116"><text:line-break/></text:span></text:p>
      <text:h text:style-name="P21" text:outline-level="2"><text:span text:style-name="T21_1">Customizing<text:s/>the<text:s/>ApplicationDefinition<text:s/>file<text:s/></text:span></text:h>
      <text:p text:style-name="P22"><text:span text:style-name="T22_1">There<text:s/>are<text:s/>2<text:s/>main<text:s/>sections<text:s/>in<text:s/>an<text:s/>ApplicationDefinition<text:s/>file:<text:s/>the<text:s/>&lt;MapSet&gt;<text:s/>and<text:s/>the<text:s/>&lt;WidgetSet&gt;. <text:s/>Most<text:s/>of<text:s/>the<text:s/>main<text:s/>elements<text:s/>in<text:s/>an<text:s/>ApplicationDefinition<text:s/>can<text:s/>be<text:s/>customized<text:s/>by<text:s/>including<text:s/>&lt;Extension&gt;<text:s/>elements<text:s/>which<text:s/>are<text:s/>custom<text:s/>specified<text:s/>for<text:s/>that<text:s/>element.</text:span><text:span text:style-name="T22_2"><text:line-break/></text:span><text:span text:style-name="T22_3"><text:line-break/></text:span><text:span text:style-name="T22_4">Full<text:s/>details<text:s/>of<text:s/>the<text:s/>available<text:s/>options<text:s/>for<text:s/>each<text:s/>widget<text:s/>is<text:s/>available<text:s/>at<text:s/>http://trac.osgeo.org/fusion/wiki/Documentation</text:span><text:span text:style-name="T22_5"><text:s/></text:span></text:p>
      <text:h text:style-name="P23" text:outline-level="3"><text:span text:style-name="T23_1">&lt;MapSet&gt;<text:s/></text:span></text:h>
      <text:p text:style-name="P24"><text:span text:style-name="T24_1">The<text:s/>&lt;MapSet&gt;<text:s/>element<text:s/>has<text:s/>&lt;MapGroup&gt;<text:s/>elements<text:s/>as<text:s/>children. <text:s/>Each<text:s/>MapGroup<text:s/>consists<text:s/>of<text:s/>one<text:s/>or<text:s/>more<text:s/>&lt;Map&gt;<text:s/>elements.<text:s/> <text:s/></text:span></text:p>
      <text:p text:style-name="P25"><text:span text:style-name="T25_1">&lt;MapSet&gt;<text:s/></text:span></text:p>
      <text:p text:style-name="P26"><text:span text:style-name="T26_1">  <text:s/> &lt;MapGroup<text:s/>id="xyz"&gt;  <text:s/> (one<text:s/>or<text:s/>more)</text:span><text:span text:style-name="T26_2"><text:s/></text:span></text:p>
      <text:p text:style-name="P27"><text:span text:style-name="T27_1">  <text:s/>   <text:s/> &lt;Map&gt;  <text:s/>   <text:s/>   <text:s/>   <text:s/>   <text:s/>(one<text:s/>or<text:s/>more)</text:span><text:span text:style-name="T27_2"><text:s/></text:span></text:p>
      <text:p text:style-name="P28"><text:span text:style-name="T28_1">  <text:s/>   <text:s/> &lt;/Map&gt;<text:s/></text:span></text:p>
      <text:p text:style-name="P29"><text:span text:style-name="T29_1">  <text:s/> &lt;/MaGroup&gt;</text:span><text:span text:style-name="T29_2"><text:s/></text:span></text:p>
      <text:p text:style-name="P30"><text:span text:style-name="T30_1">&lt;/MapSet&gt;</text:span><text:span text:style-name="T30_2"><text:s/></text:span></text:p>
      <text:p text:style-name="P31"><text:span text:style-name="T31_1"><text:line-break/></text:span><text:span text:style-name="T31_2">A<text:s/>MapGroup<text:s/>is<text:s/>the<text:s/>set<text:s/>of<text:s/>layers<text:s/>that<text:s/>together<text:s/>make<text:s/>up<text:s/>the<text:s/>map<text:s/>that<text:s/>will<text:s/>be<text:s/>displayed.<text:s/>Each<text:s/>&lt;Map&gt;<text:s/>corresponds<text:s/>to<text:s/>one<text:s/>individual<text:s/>layer<text:s/>in<text:s/>the<text:s/>OpenLayers<text:s/>sense<text:s/>of<text:s/>layers.<text:s/> <text:s/></text:span></text:p>
      <text:p text:style-name="P32"><text:span text:style-name="T32_1">  <text:s/> <text:s/> &lt;Map&gt;<text:s/></text:span></text:p>
      <text:p text:style-name="P33"><text:span text:style-name="T33_1">  <text:s/> <text:s/> <text:s/> &lt;Type&gt;MapGuide&lt;/Type&gt;<text:s/></text:span></text:p>
      <text:p text:style-name="P34"><text:span text:style-name="T34_1">The<text:s/>Type<text:s/>element<text:s/>specifies<text:s/>what<text:s/>type<text:s/>of<text:s/>layer<text:s/>to<text:s/>create,<text:s/>corresponds<text:s/>to<text:s/>the<text:s/>OpenLayers<text:s/>layer<text:s/>types.<text:s/> In<text:s/>this<text:s/>example<text:s/>an<text:s/>OpenLayers.Layer.MapGuide<text:s/>layer<text:s/>will<text:s/>be<text:s/>created.<text:s/> Supported<text:s/>values<text:s/>are:<text:s/>MapGuide,<text:s/>MapServer,<text:s/>WMS,<text:s/>Google,<text:s/>Bing,<text:s/>Yahoo<text:s/></text:span></text:p>
      <text:p text:style-name="P35"><text:span text:style-name="T35_1">  <text:s/> <text:s/> <text:s/> &lt;SingleTile&gt;true&lt;/SingleTile&gt;</text:span><text:span text:style-name="T35_2"><text:line-break/></text:span><text:span text:style-name="T35_3">  <text:s/>   <text:s/>   <text:s/>    <text:s/>The<text:s/>SingleTile<text:s/>element<text:s/>specifies<text:s/>if<text:s/>the<text:s/>layer<text:s/>is<text:s/>tiled<text:s/>or<text:s/>not.</text:span><text:span text:style-name="T35_4"><text:s/></text:span></text:p>
      <text:p text:style-name="P36"><text:span text:style-name="T36_1">  <text:s/> <text:s/> <text:s/> &lt;Extension&gt;</text:span><text:span text:style-name="T36_2"><text:line-break/></text:span><text:span text:style-name="T36_3">  <text:s/>   <text:s/>   <text:s/>    <text:s/>Custom<text:s/>content<text:s/>is<text:s/>placed<text:s/>in<text:s/>the<text:s/>Extension<text:s/>element<text:s/>and<text:s/>all<text:s/>of<text:s/>it's<text:s/>content<text:s/>is<text:s/>optional,<text:s/>except<text:s/>for<text:s/>the<text:s/>ResourceId<text:s/>element. </text:span><text:span text:style-name="T36_4"><text:s/></text:span></text:p>
      <text:p text:style-name="P37"><text:span text:style-name="T37_1">  <text:s/> <text:s/> <text:s/> <text:s/> &lt;ResourceId&gt;Library://Samples/Sheboygan/Maps/Sheboygan.MapDefinition&lt;/ResourceId&gt;</text:span><text:span text:style-name="T37_2"><text:line-break/></text:span><text:span text:style-name="T37_3">  <text:s/>   <text:s/>   <text:s/>    <text:s/>This<text:s/>is<text:s/>a<text:s/>pointer<text:s/>to<text:s/>the<text:s/>MapGuide<text:s/>map<text:s/>resource. <text:s/>This<text:s/>must<text:s/>be<text:s/>a<text:s/>MapDefinition<text:s/>resource<text:s/>available<text:s/>from<text:s/>the<text:s/>MapGuide<text:s/>server</text:span><text:span text:style-name="T37_4"><text:s/></text:span></text:p>
      <text:p text:style-name="P38"><text:span text:style-name="T38_1">  <text:s/> <text:s/> <text:s/> <text:s/> &lt;ImageFormat&gt;PNG8&lt;/ImageFormat&gt;<text:s/></text:span></text:p>
      <text:p text:style-name="P39"><text:span text:style-name="T39_1">  <text:s/> <text:s/> <text:s/> <text:s/> &lt;SelectionAsOverlay&gt;true&lt;/SelectionAsOverlay&gt;<text:s/></text:span></text:p>
      <text:p text:style-name="P40"><text:span text:style-name="T40_1">  <text:s/> <text:s/> <text:s/> <text:s/> &lt;SelectionFormat&gt;PNG&lt;/SelectionFormat&gt;<text:s/></text:span></text:p>
      <text:p text:style-name="P41"><text:span text:style-name="T41_1">  <text:s/> <text:s/> <text:s/> <text:s/> &lt;SelectionColor&gt;0xFF0000FF&lt;/SelectionColor&gt;<text:s/></text:span></text:p>
      <text:p text:style-name="P42"><text:span text:style-name="T42_1">  <text:s/> <text:s/> <text:s/> <text:s/> &lt;ProjectionCode&gt;EPSG:4326&lt;/ProjectionCode&gt;<text:s/></text:span></text:p>
      <text:p text:style-name="P43"><text:span text:style-name="T43_1">  <text:s/> <text:s/> <text:s/> <text:s/> &lt;Options&gt;</text:span><text:span text:style-name="T43_2"><text:s/></text:span></text:p>
      <text:p text:style-name="P44"><text:span text:style-name="T44_1">Any<text:s/>valid<text:s/>OpenLayers<text:s/>options<text:s/>can<text:s/>be<text:s/>set<text:s/>in<text:s/>the<text:s/>Options<text:s/>element</text:span><text:span text:style-name="T44_2"><text:s/></text:span></text:p>
      <text:p text:style-name="P45"><text:span text:style-name="T45_1">  <text:s/> <text:s/> <text:s/> <text:s/> <text:s/> &lt;name&gt;test<text:s/>WMS&lt;/name&gt;<text:s/></text:span></text:p>
      <text:p text:style-name="P46"><text:span text:style-name="T46_1">  <text:s/> <text:s/> <text:s/> <text:s/> <text:s/> &lt;singleTile&gt;true&lt;/singleTile&gt;<text:s/></text:span></text:p>
      <text:p text:style-name="P47"><text:span text:style-name="T47_1">  <text:s/> <text:s/> <text:s/> <text:s/> <text:s/> &lt;maxResolution&gt;auto&lt;/maxResolution&gt;<text:s/></text:span></text:p>
      <text:p text:style-name="P48"><text:span text:style-name="T48_1">  <text:s/> <text:s/> <text:s/> <text:s/> <text:s/> &lt;minScale&gt;10000000&lt;/minScale&gt;<text:s/></text:span></text:p>
      <text:p text:style-name="P49"><text:span text:style-name="T49_1">  <text:s/> <text:s/> <text:s/> <text:s/> &lt;/Options&gt;<text:s/></text:span></text:p>
      <text:p text:style-name="P50"><text:span text:style-name="T50_1">  <text:s/> <text:s/> <text:s/> <text:s/> &lt;Parameters&gt;</text:span><text:span text:style-name="T50_2"><text:s/></text:span></text:p>
      <text:p text:style-name="P51"><text:span text:style-name="T51_1">Any<text:s/>valid<text:s/>OpenLayers<text:s/>parameters<text:s/>for<text:s/>this<text:s/>layer<text:s/>can<text:s/>be<text:s/>set<text:s/>in<text:s/>the<text:s/>Parameters<text:s/>element.</text:span><text:span text:style-name="T51_2"><text:s/></text:span></text:p>
      <text:p text:style-name="P52"><text:span text:style-name="T52_1">  <text:s/> <text:s/> <text:s/> <text:s/> <text:s/> &lt;layers&gt;bathymetry&lt;/layers&gt;<text:s/></text:span></text:p>
      <text:p text:style-name="P53"><text:span text:style-name="T53_1">  <text:s/> <text:s/> <text:s/> <text:s/> <text:s/> &lt;transparent&gt;true&lt;/transparent&gt;<text:s/></text:span></text:p>
      <text:p text:style-name="P54"><text:span text:style-name="T54_1">  <text:s/> <text:s/> <text:s/> <text:s/> &lt;/Parameters&gt;<text:s/></text:span></text:p>
      <text:p text:style-name="P55"><text:span text:style-name="T55_1">  <text:s/> <text:s/> <text:s/> &lt;/Extension&gt;<text:s/></text:span></text:p>
      <text:p text:style-name="P56"><text:span text:style-name="T56_1">  <text:s/> <text:s/> &lt;/Map&gt;<text:s/></text:span></text:p>
      <text:p text:style-name="P57"><text:span text:style-name="T57_1"><text:line-break/></text:span></text:p>
      <text:h text:style-name="P58" text:outline-level="3"><text:span text:style-name="T58_1">&lt;WidgetSet&gt;<text:s/></text:span></text:h>
      <text:p text:style-name="P59"><text:span text:style-name="T59_1">The<text:s/>WidgetSet<text:s/>element<text:s/>contains<text:s/>at<text:s/>least<text:s/>one<text:s/>&lt;MapWidget&gt;<text:s/>element,<text:s/>one<text:s/>or<text:s/>more<text:s/>&lt;Widget&gt;<text:s/>elements<text:s/>as<text:s/>well<text:s/>as<text:s/>one<text:s/>or<text:s/>more<text:s/>&lt;Container&gt;<text:s/>elements.<text:s/></text:span></text:p>
      <text:p text:style-name="P60"><text:span text:style-name="T60_1">&lt;WidgetSet&gt;<text:s/></text:span></text:p>
      <text:p text:style-name="P61"><text:span text:style-name="T61_1">  <text:s/> &lt;Container&gt;&lt;/Container&gt;  <text:s/>   <text:s/> (zero<text:s/>or<text:s/>more)<text:s/></text:span></text:p>
      <text:p text:style-name="P62"><text:span text:style-name="T62_1">  <text:s/> &lt;Widget&gt;&lt;/Widget&gt;  <text:s/>   <text:s/>   <text:s/>   <text:s/>(one<text:s/>or<text:s/>more)<text:s/></text:span></text:p>
      <text:p text:style-name="P63"><text:span text:style-name="T63_1">  <text:s/> &lt;MapWidget&gt;&lt;/MapWidget&gt;  <text:s/> (one<text:s/>or<text:s/>more)</text:span><text:span text:style-name="T63_2"><text:line-break/></text:span><text:span text:style-name="T63_3">&lt;/WidgetSet&gt;</text:span><text:span text:style-name="T63_4"><text:line-break/></text:span><text:span text:style-name="T63_5"><text:line-break/></text:span><text:span text:style-name="T63_6">Contanier<text:s/>elements<text:s/>are<text:s/>used<text:s/>to<text:s/>build<text:s/>up<text:s/>Toolbars<text:s/>and<text:s/>menus<text:s/>that<text:s/>will<text:s/>be<text:s/>used<text:s/>in<text:s/>the<text:s/>application.<text:s/>The<text:s/>kind<text:s/>of<text:s/>container<text:s/>to<text:s/>create<text:s/>is<text:s/>specified<text:s/>by<text:s/>the<text:s/>&lt;Type&gt;<text:s/>element<text:s/>and<text:s/>a<text:s/>container<text:s/>is<text:s/>associated<text:s/>with<text:s/>the<text:s/>HTML<text:s/>template<text:s/>through<text:s/>the<text:s/>&lt;Name&gt;<text:s/>element<text:s/>which<text:s/>corresponds<text:s/>to<text:s/>an<text:s/>element<text:s/>with<text:s/>that<text:s/>'id'<text:s/>attribute. <text:s/>Containers<text:s/>contain<text:s/>&lt;Item&gt;'s<text:s/>which<text:s/>are<text:s/>either<text:s/>a<text:s/>Separator<text:s/>(rendered<text:s/>as<text:s/>a<text:s/>horizontal<text:s/>or<text:s/>vertical<text:s/>line<text:s/>in<text:s/>a<text:s/>toolbar<text:s/>or<text:s/>menu)<text:s/>or<text:s/>pointers<text:s/>to<text:s/>&lt;Widget&gt;s<text:s/>defined<text:s/>elsewhere<text:s/>in<text:s/>the<text:s/>ApplicationDefinition<text:s/>file<text:s/>and<text:s/>associated<text:s/>by<text:s/>name<text:s/>through<text:s/>the<text:s/>&lt;Widget&gt;<text:s/>element.</text:span><text:span text:style-name="T63_7"><text:line-break/></text:span><text:span text:style-name="T63_8"><text:line-break/></text:span><text:span text:style-name="T63_9">   <text:s/>&lt;Container&gt;</text:span><text:span text:style-name="T63_10"><text:line-break/></text:span><text:span text:style-name="T63_11">     <text:s/>&lt;Name&gt;NavigationToolbar&lt;/Name&gt;</text:span><text:span text:style-name="T63_12"><text:line-break/></text:span><text:span text:style-name="T63_13">     <text:s/>&lt;Type&gt;Toolbar&lt;/Type&gt;</text:span><text:span text:style-name="T63_14"><text:line-break/></text:span><text:span text:style-name="T63_15">     <text:s/>&lt;Item&gt;</text:span><text:span text:style-name="T63_16"><text:line-break/></text:span><text:span text:style-name="T63_17">       <text:s/>&lt;Function&gt;Widget&lt;/Function&gt;</text:span><text:span text:style-name="T63_18"><text:line-break/></text:span><text:span text:style-name="T63_19">       <text:s/>&lt;Widget&gt;MapMenu&lt;/Widget&gt;</text:span><text:span text:style-name="T63_20"><text:line-break/></text:span><text:span text:style-name="T63_21">     <text:s/>&lt;/Item&gt;</text:span><text:span text:style-name="T63_22"><text:line-break/></text:span><text:span text:style-name="T63_23">     <text:s/>&lt;Item&gt;</text:span><text:span text:style-name="T63_24"><text:line-break/></text:span><text:span text:style-name="T63_25">       <text:s/>&lt;Function&gt;Separator&lt;/Function&gt;</text:span><text:span text:style-name="T63_26"><text:line-break/></text:span><text:span text:style-name="T63_27">     <text:s/>&lt;/Item&gt;</text:span><text:span text:style-name="T63_28"><text:line-break/></text:span><text:span text:style-name="T63_29">     <text:s/>&lt;Item&gt;</text:span><text:span text:style-name="T63_30"><text:line-break/></text:span><text:span text:style-name="T63_31">       <text:s/>&lt;Function&gt;Widget&lt;/Function&gt;</text:span><text:span text:style-name="T63_32"><text:line-break/></text:span><text:span text:style-name="T63_33">       <text:s/>&lt;Widget&gt;Select&lt;/Widget&gt;</text:span><text:span text:style-name="T63_34"><text:line-break/></text:span><text:span text:style-name="T63_35">     <text:s/>&lt;/Item&gt;</text:span><text:span text:style-name="T63_36"><text:line-break/></text:span><text:span text:style-name="T63_37">     <text:s/>&lt;Item&gt;</text:span><text:span text:style-name="T63_38"><text:line-break/></text:span><text:span text:style-name="T63_39">       <text:s/>&lt;Function&gt;Widget&lt;/Function&gt;</text:span><text:span text:style-name="T63_40"><text:line-break/></text:span><text:span text:style-name="T63_41">       <text:s/>&lt;Widget&gt;Pan&lt;/Widget&gt;</text:span><text:span text:style-name="T63_42"><text:line-break/></text:span><text:span text:style-name="T63_43">     <text:s/>&lt;/Item&gt;</text:span><text:span text:style-name="T63_44"><text:line-break/></text:span><text:span text:style-name="T63_45">     <text:s/>&lt;Item&gt;</text:span><text:span text:style-name="T63_46"><text:line-break/></text:span><text:span text:style-name="T63_47">       <text:s/>&lt;Function&gt;Widget&lt;/Function&gt;</text:span><text:span text:style-name="T63_48"><text:line-break/></text:span><text:span text:style-name="T63_49">       <text:s/>&lt;Widget&gt;ZoomInRectangle&lt;/Widget&gt;</text:span><text:span text:style-name="T63_50"><text:line-break/></text:span><text:span text:style-name="T63_51">     <text:s/>&lt;/Item&gt;</text:span><text:span text:style-name="T63_52"><text:line-break/></text:span><text:span text:style-name="T63_53">     <text:s/>&lt;Item&gt;</text:span><text:span text:style-name="T63_54"><text:line-break/></text:span><text:span text:style-name="T63_55">       <text:s/>&lt;Function&gt;Widget&lt;/Function&gt;</text:span><text:span text:style-name="T63_56"><text:line-break/></text:span><text:span text:style-name="T63_57">       <text:s/>&lt;Widget&gt;ZoomInFixed&lt;/Widget&gt;</text:span><text:span text:style-name="T63_58"><text:line-break/></text:span><text:span text:style-name="T63_59">     <text:s/>&lt;/Item&gt;</text:span><text:span text:style-name="T63_60"><text:line-break/></text:span><text:span text:style-name="T63_61">     <text:s/>&lt;Item&gt;</text:span><text:span text:style-name="T63_62"><text:line-break/></text:span><text:span text:style-name="T63_63">       <text:s/>&lt;Function&gt;Widget&lt;/Function&gt;</text:span><text:span text:style-name="T63_64"><text:line-break/></text:span><text:span text:style-name="T63_65">       <text:s/>&lt;Widget&gt;ZoomOutFixed&lt;/Widget&gt;</text:span><text:span text:style-name="T63_66"><text:line-break/></text:span><text:span text:style-name="T63_67">     <text:s/>&lt;/Item&gt;</text:span><text:span text:style-name="T63_68"><text:line-break/></text:span><text:span text:style-name="T63_69">   <text:s/>&lt;/Container&gt;</text:span><text:span text:style-name="T63_70"><text:line-break/></text:span><text:span text:style-name="T63_71"><text:line-break/></text:span><text:span text:style-name="T63_72">Every<text:s/>piece<text:s/>of<text:s/>functionality<text:s/>in<text:s/>a<text:s/>Fusion<text:s/>application<text:s/>will<text:s/>be<text:s/>encoded<text:s/>in<text:s/>the<text:s/>ApplicationDefinition<text:s/>file<text:s/>through<text:s/>it's<text:s/>widgets. <text:s/>There<text:s/>may<text:s/>be<text:s/>more<text:s/>than<text:s/>one<text:s/>widget<text:s/>of<text:s/>each<text:s/>type,<text:s/>configured<text:s/>differently<text:s/>and<text:s/>associated<text:s/>with<text:s/>it's<text:s/>own<text:s/>DOM<text:s/>element. <text:s/>Only<text:s/>DOM<text:s/>id<text:s/>values<text:s/>and<text:s/>widget<text:s/>&lt;Name&gt;<text:s/>elements<text:s/>must<text:s/>be<text:s/>unique<text:s/>in<text:s/>the<text:s/>HTML<text:s/>template<text:s/>and<text:s/>in<text:s/>the<text:s/>ApplicationDefinition<text:s/>file.</text:span><text:span text:style-name="T63_73"><text:line-break/></text:span><text:span text:style-name="T63_74"><text:line-break/></text:span><text:span text:style-name="T63_75">Some<text:s/>of<text:s/>the<text:s/>common<text:s/>&lt;Widget&gt;<text:s/>child<text:s/>elements<text:s/>are<text:s/>(using<text:s/>the<text:s/>Pan<text:s/>widget<text:s/>as<text:s/>an<text:s/>example):</text:span><text:span text:style-name="T63_76"><text:s/></text:span></text:p>
      <text:p text:style-name="P64"><text:span text:style-name="T64_1">&lt;Name&gt;Pan&lt;/Name&gt;</text:span><text:span text:style-name="T64_2"><text:s/></text:span></text:p>
      <text:p text:style-name="P65"><text:span text:style-name="T65_1">  <text:s/> This<text:s/>element<text:s/>associates<text:s/>the<text:s/>widget<text:s/>with<text:s/>either<text:s/>an<text:s/>HTML<text:s/>element<text:s/>in<text:s/>the<text:s/>template<text:s/>or<text:s/>widget<text:s/>identified<text:s/>in<text:s/>a<text:s/>&lt;Container&gt;</text:span><text:span text:style-name="T65_2"><text:s/></text:span></text:p>
      <text:p text:style-name="P66"><text:span text:style-name="T66_1">&lt;Type&gt;Pan&lt;/Type&gt; </text:span><text:span text:style-name="T66_2"><text:s/></text:span></text:p>
      <text:p text:style-name="P67"><text:span text:style-name="T67_1">  <text:s/> This<text:s/>element<text:s/>is<text:s/>the<text:s/>type<text:s/>of<text:s/>Widget<text:s/>to<text:s/>instantiate,<text:s/>in<text:s/>this<text:s/>case<text:s/>it<text:s/>will<text:s/>be<text:s/>a<text:s/>Fusion.Widget.Pan<text:s/>object</text:span><text:span text:style-name="T67_2"><text:s/></text:span></text:p>
      <text:p text:style-name="P68"><text:span text:style-name="T68_1">&lt;StatusText/&gt; </text:span><text:span text:style-name="T68_2"><text:s/></text:span></text:p>
      <text:p text:style-name="P69"><text:span text:style-name="T69_1">  <text:s/>   <text:s/>The<text:s/>StatusText<text:s/>is<text:s/>a<text:s/>piece<text:s/>of<text:s/>help<text:s/>text<text:s/>to<text:s/>be<text:s/>displayed<text:s/>in<text:s/>the<text:s/>status<text:s/>bar<text:s/>when<text:s/>this<text:s/>widget<text:s/>is<text:s/>active</text:span><text:span text:style-name="T69_2"><text:s/></text:span></text:p>
      <text:p text:style-name="P70"><text:span text:style-name="T70_1">&lt;Extension/&gt;</text:span><text:span text:style-name="T70_2"><text:s/></text:span></text:p>
      <text:p text:style-name="P71"><text:span text:style-name="T71_1">  <text:s/> The<text:s/>&lt;Extension&gt;<text:s/>element<text:s/>is<text:s/>where<text:s/>properties<text:s/>specific<text:s/>to<text:s/>that<text:s/>widget<text:s/>will<text:s/>be<text:s/>set.<text:s/> This<text:s/>is<text:s/>described<text:s/>further<text:s/>below.</text:span><text:span text:style-name="T71_2"><text:s/></text:span></text:p>
      <text:p text:style-name="P72"><text:span text:style-name="T72_1">&lt;ImageUrl&gt;images/icons/pan.png&lt;/ImageUrl&gt;</text:span><text:span text:style-name="T72_2"><text:s/></text:span></text:p>
      <text:p text:style-name="P73"><text:span text:style-name="T73_1">  <text:s/> This<text:s/>element<text:s/>specifies<text:s/>an<text:s/>image<text:s/>icon<text:s/>to<text:s/>be<text:s/>used<text:s/>as<text:s/>the<text:s/>button<text:s/>to<text:s/>activate<text:s/>the<text:s/>widget</text:span><text:span text:style-name="T73_2"><text:s/></text:span></text:p>
      <text:p text:style-name="P74"><text:span text:style-name="T74_1">&lt;ImageClass/&gt; </text:span><text:span text:style-name="T74_2"><text:s/></text:span></text:p>
      <text:p text:style-name="P75"><text:span text:style-name="T75_1">  <text:s/> This<text:s/>string<text:s/>element<text:s/>is<text:s/>the<text:s/>CSS<text:s/>class<text:s/>name<text:s/>that<text:s/>will<text:s/>be<text:s/>used<text:s/>for<text:s/>the<text:s/>button<text:s/>image</text:span><text:span text:style-name="T75_2"><text:s/></text:span></text:p>
      <text:p text:style-name="P76"><text:span text:style-name="T76_1">&lt;Label/&gt; </text:span><text:span text:style-name="T76_2"><text:s/></text:span></text:p>
      <text:p text:style-name="P77"><text:span text:style-name="T77_1">  <text:s/> This<text:s/>string<text:s/>element<text:s/>is<text:s/>a<text:s/>label<text:s/>to<text:s/>be<text:s/>used<text:s/>either<text:s/>with<text:s/>or<text:s/>instead<text:s/>of<text:s/>the<text:s/>button<text:s/>image</text:span><text:span text:style-name="T77_2"><text:s/></text:span></text:p>
      <text:p text:style-name="P78"><text:span text:style-name="T78_1">&lt;Tooltip&gt;Click<text:s/>and<text:s/>drag<text:s/>the<text:s/>map<text:s/>to<text:s/>pan&lt;/Tooltip&gt;</text:span><text:span text:style-name="T78_2"><text:s/></text:span></text:p>
      <text:p text:style-name="P79"><text:span text:style-name="T79_1">  <text:s/> This<text:s/>string<text:s/>element<text:s/>is<text:s/>a<text:s/>piece<text:s/>of<text:s/>help<text:s/>text<text:s/>to<text:s/>be<text:s/>displayed<text:s/>when<text:s/>the<text:s/>cursor<text:s/>hovers<text:s/>over<text:s/>the<text:s/>button<text:s/>image</text:span><text:span text:style-name="T79_2"><text:s/></text:span></text:p>
      <text:p text:style-name="P80"><text:span text:style-name="T80_1">&lt;Disabled/&gt;<text:s/></text:span></text:p>
      <text:p text:style-name="P81"><text:span text:style-name="T81_1">  <text:s/> The<text:s/>presence<text:s/>of<text:s/>this<text:s/>element<text:s/>indicates<text:s/>that<text:s/>the<text:s/>application<text:s/>should<text:s/>start<text:s/>with<text:s/>this<text:s/>widget<text:s/>disabled.</text:span><text:span text:style-name="T81_2"><text:s/></text:span></text:p>
      <text:p text:style-name="P82"><text:span text:style-name="T82_1"><text:line-break/></text:span><text:span text:style-name="T82_2"><text:line-break/></text:span><text:span text:style-name="T82_3"><text:line-break/></text:span><text:span text:style-name="T82_4"><text:line-break/></text:span><text:span text:style-name="T82_5"><text:line-break/></text:span><text:span text:style-name="T82_6"><text:line-break/></text:span><text:span text:style-name="T82_7"><text:line-break/></text:span><text:span text:style-name="T82_8"><text:line-break/></text:span><text:span text:style-name="T82_9"><text:line-break/></text:span><text:span text:style-name="T82_10"><text:line-break/></text:span><text:span text:style-name="T82_11"><text:line-break/></text:span><text:span text:style-name="T82_12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'courier new'" svg:font-family="'courier new'"/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Blockquote_webkit-indent-blockquote" style:family="paragraph" style:parent-style-name="Blockquote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Fusion Tutorial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